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9" style:family="table">
      <style:table-properties style:width="17cm" table:align="margins" style:writing-mode="lr-tb"/>
    </style:style>
    <style:style style:name="表299.A" style:family="table-column">
      <style:table-column-properties style:column-width="17cm" style:rel-column-width="65535*"/>
    </style:style>
    <style:style style:name="表299.A1" style:family="table-cell">
      <style:table-cell-properties fo:padding="0.097cm" fo:border="0.002cm solid #000000"/>
    </style:style>
    <style:style style:name="表2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0" style:family="table">
      <style:table-properties style:width="17cm" table:align="margins" style:writing-mode="lr-tb"/>
    </style:style>
    <style:style style:name="表300.A" style:family="table-column">
      <style:table-column-properties style:column-width="17cm" style:rel-column-width="65535*"/>
    </style:style>
    <style:style style:name="表300.A1" style:family="table-cell">
      <style:table-cell-properties fo:padding="0.097cm" fo:border="0.002cm solid #000000"/>
    </style:style>
    <style:style style:name="表3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 style:writing-mode="lr-tb"/>
    </style:style>
    <style:style style:name="表35.A" style:family="table-column">
      <style:table-column-properties style:column-width="17cm" style:rel-column-width="65535*"/>
    </style:style>
    <style:style style:name="表35.A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 style:writing-mode="lr-tb"/>
    </style:style>
    <style:style style:name="表36.A" style:family="table-column">
      <style:table-column-properties style:column-width="17cm" style:rel-column-width="65535*"/>
    </style:style>
    <style:style style:name="表36.A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 style:writing-mode="lr-tb"/>
    </style:style>
    <style:style style:name="表37.A" style:family="table-column">
      <style:table-column-properties style:column-width="17cm" style:rel-column-width="65535*"/>
    </style:style>
    <style:style style:name="表37.A1" style:family="table-cell">
      <style:table-cell-properties fo:padding="0.097cm" fo:border="0.002cm solid #000000"/>
    </style:style>
    <style:style style:name="表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cm" table:align="margins" style:writing-mode="lr-tb"/>
    </style:style>
    <style:style style:name="表38.A" style:family="table-column">
      <style:table-column-properties style:column-width="17cm" style:rel-column-width="65535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 style:writing-mode="lr-tb"/>
    </style:style>
    <style:style style:name="表39.A" style:family="table-column">
      <style:table-column-properties style:column-width="17cm" style:rel-column-width="65535*"/>
    </style:style>
    <style:style style:name="表39.A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 style:writing-mode="lr-tb"/>
    </style:style>
    <style:style style:name="表40.A" style:family="table-column">
      <style:table-column-properties style:column-width="17cm" style:rel-column-width="65535*"/>
    </style:style>
    <style:style style:name="表40.A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 style:writing-mode="lr-tb"/>
    </style:style>
    <style:style style:name="表41.A" style:family="table-column">
      <style:table-column-properties style:column-width="17cm" style:rel-column-width="65535*"/>
    </style:style>
    <style:style style:name="表41.A1" style:family="table-cell">
      <style:table-cell-properties fo:padding="0.097cm" fo:border="0.002cm solid #000000"/>
    </style:style>
    <style:style style:name="表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cm" table:align="margins" style:writing-mode="lr-tb"/>
    </style:style>
    <style:style style:name="表42.A" style:family="table-column">
      <style:table-column-properties style:column-width="17cm" style:rel-column-width="65535*"/>
    </style:style>
    <style:style style:name="表42.A1" style:family="table-cell">
      <style:table-cell-properties fo:padding="0.097cm" fo:border="0.002cm solid #000000"/>
    </style:style>
    <style:style style:name="表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" style:family="table">
      <style:table-properties style:width="17cm" table:align="margins" style:writing-mode="lr-tb"/>
    </style:style>
    <style:style style:name="表44.A" style:family="table-column">
      <style:table-column-properties style:column-width="17cm" style:rel-column-width="65535*"/>
    </style:style>
    <style:style style:name="表44.A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 style:writing-mode="lr-tb"/>
    </style:style>
    <style:style style:name="表45.A" style:family="table-column">
      <style:table-column-properties style:column-width="17cm" style:rel-column-width="65535*"/>
    </style:style>
    <style:style style:name="表45.A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" style:family="table">
      <style:table-properties style:width="17cm" table:align="margins" style:writing-mode="lr-tb"/>
    </style:style>
    <style:style style:name="表46.A" style:family="table-column">
      <style:table-column-properties style:column-width="17cm" style:rel-column-width="65535*"/>
    </style:style>
    <style:style style:name="表46.A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3" style:family="table">
      <style:table-properties style:width="17cm" table:align="margins" style:writing-mode="lr-tb"/>
    </style:style>
    <style:style style:name="表43.A" style:family="table-column">
      <style:table-column-properties style:column-width="8.5cm" style:rel-column-width="32767*"/>
    </style:style>
    <style:style style:name="表43.B" style:family="table-column">
      <style:table-column-properties style:column-width="8.5cm" style:rel-column-width="32768*"/>
    </style:style>
    <style:style style:name="表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3.B1" style:family="table-cell">
      <style:table-cell-properties fo:padding="0.097cm" fo:border="0.002cm solid #000000"/>
    </style:style>
    <style:style style:name="表43.A2" style:family="table-cell">
      <style:table-cell-properties fo:padding="0.097cm" fo:border-left="0.002cm solid #000000" fo:border-right="none" fo:border-top="none" fo:border-bottom="0.002cm solid #000000"/>
    </style:style>
    <style:style style:name="表4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 style:writing-mode="lr-tb"/>
    </style:style>
    <style:style style:name="表47.A" style:family="table-column">
      <style:table-column-properties style:column-width="8.5cm" style:rel-column-width="32767*"/>
    </style:style>
    <style:style style:name="表47.B" style:family="table-column">
      <style:table-column-properties style:column-width="8.5cm" style:rel-column-width="32768*"/>
    </style:style>
    <style:style style:name="表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7.B1" style:family="table-cell">
      <style:table-cell-properties fo:padding="0.097cm" fo:border="0.002cm solid #000000"/>
    </style:style>
    <style:style style:name="表47.A2" style:family="table-cell">
      <style:table-cell-properties fo:padding="0.097cm" fo:border-left="0.002cm solid #000000" fo:border-right="none" fo:border-top="none" fo:border-bottom="0.002cm solid #000000"/>
    </style:style>
    <style:style style:name="表4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8" style:family="table">
      <style:table-properties style:width="17cm" table:align="margins" style:writing-mode="lr-tb"/>
    </style:style>
    <style:style style:name="表48.A" style:family="table-column">
      <style:table-column-properties style:column-width="8.5cm" style:rel-column-width="32767*"/>
    </style:style>
    <style:style style:name="表48.B" style:family="table-column">
      <style:table-column-properties style:column-width="8.5cm" style:rel-column-width="32768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padding="0.097cm" fo:border="0.002cm solid #000000"/>
    </style:style>
    <style:style style:name="表51" style:family="table">
      <style:table-properties style:width="17cm" table:align="margins" style:writing-mode="lr-tb"/>
    </style:style>
    <style:style style:name="表51.A" style:family="table-column">
      <style:table-column-properties style:column-width="8.5cm" style:rel-column-width="32767*"/>
    </style:style>
    <style:style style:name="表51.B" style:family="table-column">
      <style:table-column-properties style:column-width="8.5cm" style:rel-column-width="32768*"/>
    </style:style>
    <style:style style:name="表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1.B1" style:family="table-cell">
      <style:table-cell-properties fo:padding="0.097cm" fo:border="0.002cm solid #000000"/>
    </style:style>
    <style:style style:name="表52" style:family="table">
      <style:table-properties style:width="17cm" table:align="margins" style:writing-mode="lr-tb"/>
    </style:style>
    <style:style style:name="表52.A" style:family="table-column">
      <style:table-column-properties style:column-width="8.5cm" style:rel-column-width="32767*"/>
    </style:style>
    <style:style style:name="表52.B" style:family="table-column">
      <style:table-column-properties style:column-width="8.5cm" style:rel-column-width="32768*"/>
    </style:style>
    <style:style style:name="表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2.B1" style:family="table-cell">
      <style:table-cell-properties fo:padding="0.097cm" fo:border="0.002cm solid #000000"/>
    </style:style>
    <style:style style:name="表53" style:family="table">
      <style:table-properties style:width="17cm" table:align="margins" style:writing-mode="lr-tb"/>
    </style:style>
    <style:style style:name="表53.A" style:family="table-column">
      <style:table-column-properties style:column-width="8.5cm" style:rel-column-width="32767*"/>
    </style:style>
    <style:style style:name="表53.B" style:family="table-column">
      <style:table-column-properties style:column-width="8.5cm" style:rel-column-width="32768*"/>
    </style:style>
    <style:style style:name="表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3.B1" style:family="table-cell">
      <style:table-cell-properties fo:padding="0.097cm" fo:border="0.002cm solid #000000"/>
    </style:style>
    <style:style style:name="表54" style:family="table">
      <style:table-properties style:width="17cm" table:align="margins" style:writing-mode="lr-tb"/>
    </style:style>
    <style:style style:name="表54.A" style:family="table-column">
      <style:table-column-properties style:column-width="8.5cm" style:rel-column-width="32767*"/>
    </style:style>
    <style:style style:name="表54.B" style:family="table-column">
      <style:table-column-properties style:column-width="8.5cm" style:rel-column-width="32768*"/>
    </style:style>
    <style:style style:name="表5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4.B1" style:family="table-cell">
      <style:table-cell-properties fo:padding="0.097cm" fo:border="0.002cm solid #000000"/>
    </style:style>
    <style:style style:name="表55" style:family="table">
      <style:table-properties style:width="17cm" table:align="margins" style:writing-mode="lr-tb"/>
    </style:style>
    <style:style style:name="表55.A" style:family="table-column">
      <style:table-column-properties style:column-width="8.5cm" style:rel-column-width="32767*"/>
    </style:style>
    <style:style style:name="表55.B" style:family="table-column">
      <style:table-column-properties style:column-width="8.5cm" style:rel-column-width="32768*"/>
    </style:style>
    <style:style style:name="表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5.B1" style:family="table-cell">
      <style:table-cell-properties fo:padding="0.097cm" fo:border="0.002cm solid #000000"/>
    </style:style>
    <style:style style:name="表56" style:family="table">
      <style:table-properties style:width="17cm" table:align="margins" style:writing-mode="lr-tb"/>
    </style:style>
    <style:style style:name="表56.A" style:family="table-column">
      <style:table-column-properties style:column-width="8.5cm" style:rel-column-width="32767*"/>
    </style:style>
    <style:style style:name="表56.B" style:family="table-column">
      <style:table-column-properties style:column-width="8.5cm" style:rel-column-width="32768*"/>
    </style:style>
    <style:style style:name="表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6.B1" style:family="table-cell">
      <style:table-cell-properties fo:padding="0.097cm" fo:border="0.002cm solid #000000"/>
    </style:style>
    <style:style style:name="表57" style:family="table">
      <style:table-properties style:width="17cm" table:align="margins" style:writing-mode="lr-tb"/>
    </style:style>
    <style:style style:name="表57.A" style:family="table-column">
      <style:table-column-properties style:column-width="8.5cm" style:rel-column-width="32767*"/>
    </style:style>
    <style:style style:name="表57.B" style:family="table-column">
      <style:table-column-properties style:column-width="8.5cm" style:rel-column-width="32768*"/>
    </style:style>
    <style:style style:name="表5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7.B1" style:family="table-cell">
      <style:table-cell-properties fo:padding="0.097cm" fo:border="0.002cm solid #000000"/>
    </style:style>
    <style:style style:name="表58" style:family="table">
      <style:table-properties style:width="17cm" table:align="margins" style:writing-mode="lr-tb"/>
    </style:style>
    <style:style style:name="表58.A" style:family="table-column">
      <style:table-column-properties style:column-width="8.5cm" style:rel-column-width="32767*"/>
    </style:style>
    <style:style style:name="表58.B" style:family="table-column">
      <style:table-column-properties style:column-width="8.5cm" style:rel-column-width="32768*"/>
    </style:style>
    <style:style style:name="表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8.B1" style:family="table-cell">
      <style:table-cell-properties fo:padding="0.097cm" fo:border="0.002cm solid #000000"/>
    </style:style>
    <style:style style:name="表59" style:family="table">
      <style:table-properties style:width="17cm" table:align="margins" style:writing-mode="lr-tb"/>
    </style:style>
    <style:style style:name="表59.A" style:family="table-column">
      <style:table-column-properties style:column-width="8.5cm" style:rel-column-width="32767*"/>
    </style:style>
    <style:style style:name="表59.B" style:family="table-column">
      <style:table-column-properties style:column-width="8.5cm" style:rel-column-width="32768*"/>
    </style:style>
    <style:style style:name="表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9.B1" style:family="table-cell">
      <style:table-cell-properties fo:padding="0.097cm" fo:border="0.002cm solid #000000"/>
    </style:style>
    <style:style style:name="表60" style:family="table">
      <style:table-properties style:width="17cm" table:align="margins" style:writing-mode="lr-tb"/>
    </style:style>
    <style:style style:name="表60.A" style:family="table-column">
      <style:table-column-properties style:column-width="8.5cm" style:rel-column-width="32767*"/>
    </style:style>
    <style:style style:name="表60.B" style:family="table-column">
      <style:table-column-properties style:column-width="8.5cm" style:rel-column-width="32768*"/>
    </style:style>
    <style:style style:name="表6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0.B1" style:family="table-cell">
      <style:table-cell-properties fo:padding="0.097cm" fo:border="0.002cm solid #000000"/>
    </style:style>
    <style:style style:name="表61" style:family="table">
      <style:table-properties style:width="17cm" table:align="margins" style:writing-mode="lr-tb"/>
    </style:style>
    <style:style style:name="表61.A" style:family="table-column">
      <style:table-column-properties style:column-width="8.5cm" style:rel-column-width="32767*"/>
    </style:style>
    <style:style style:name="表61.B" style:family="table-column">
      <style:table-column-properties style:column-width="8.5cm" style:rel-column-width="32768*"/>
    </style:style>
    <style:style style:name="表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1.B1" style:family="table-cell">
      <style:table-cell-properties fo:padding="0.097cm" fo:border="0.002cm solid #000000"/>
    </style:style>
    <style:style style:name="表62" style:family="table">
      <style:table-properties style:width="17cm" table:align="margins" style:writing-mode="lr-tb"/>
    </style:style>
    <style:style style:name="表62.A" style:family="table-column">
      <style:table-column-properties style:column-width="8.5cm" style:rel-column-width="32767*"/>
    </style:style>
    <style:style style:name="表62.B" style:family="table-column">
      <style:table-column-properties style:column-width="8.5cm" style:rel-column-width="32768*"/>
    </style:style>
    <style:style style:name="表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2.B1" style:family="table-cell">
      <style:table-cell-properties fo:padding="0.097cm" fo:border="0.002cm solid #000000"/>
    </style:style>
    <style:style style:name="表63" style:family="table">
      <style:table-properties style:width="17cm" table:align="margins" style:writing-mode="lr-tb"/>
    </style:style>
    <style:style style:name="表63.A" style:family="table-column">
      <style:table-column-properties style:column-width="8.5cm" style:rel-column-width="32767*"/>
    </style:style>
    <style:style style:name="表63.B" style:family="table-column">
      <style:table-column-properties style:column-width="8.5cm" style:rel-column-width="32768*"/>
    </style:style>
    <style:style style:name="表6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3.B1" style:family="table-cell">
      <style:table-cell-properties fo:padding="0.097cm" fo:border="0.002cm solid #000000"/>
    </style:style>
    <style:style style:name="表64" style:family="table">
      <style:table-properties style:width="17cm" table:align="margins" style:writing-mode="lr-tb"/>
    </style:style>
    <style:style style:name="表64.A" style:family="table-column">
      <style:table-column-properties style:column-width="8.5cm" style:rel-column-width="32767*"/>
    </style:style>
    <style:style style:name="表64.B" style:family="table-column">
      <style:table-column-properties style:column-width="8.5cm" style:rel-column-width="32768*"/>
    </style:style>
    <style:style style:name="表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4.B1" style:family="table-cell">
      <style:table-cell-properties fo:padding="0.097cm" fo:border="0.002cm solid #000000"/>
    </style:style>
    <style:style style:name="表65" style:family="table">
      <style:table-properties style:width="17cm" table:align="margins" style:writing-mode="lr-tb"/>
    </style:style>
    <style:style style:name="表65.A" style:family="table-column">
      <style:table-column-properties style:column-width="8.5cm" style:rel-column-width="32767*"/>
    </style:style>
    <style:style style:name="表65.B" style:family="table-column">
      <style:table-column-properties style:column-width="8.5cm" style:rel-column-width="32768*"/>
    </style:style>
    <style:style style:name="表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5.B1" style:family="table-cell">
      <style:table-cell-properties fo:padding="0.097cm" fo:border="0.002cm solid #000000"/>
    </style:style>
    <style:style style:name="表66" style:family="table">
      <style:table-properties style:width="17cm" table:align="margins" style:writing-mode="lr-tb"/>
    </style:style>
    <style:style style:name="表66.A" style:family="table-column">
      <style:table-column-properties style:column-width="8.5cm" style:rel-column-width="32767*"/>
    </style:style>
    <style:style style:name="表66.B" style:family="table-column">
      <style:table-column-properties style:column-width="8.5cm" style:rel-column-width="32768*"/>
    </style:style>
    <style:style style:name="表6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6.B1" style:family="table-cell">
      <style:table-cell-properties fo:padding="0.097cm" fo:border="0.002cm solid #000000"/>
    </style:style>
    <style:style style:name="表67" style:family="table">
      <style:table-properties style:width="17cm" table:align="margins" style:writing-mode="lr-tb"/>
    </style:style>
    <style:style style:name="表67.A" style:family="table-column">
      <style:table-column-properties style:column-width="8.5cm" style:rel-column-width="32767*"/>
    </style:style>
    <style:style style:name="表67.B" style:family="table-column">
      <style:table-column-properties style:column-width="8.5cm" style:rel-column-width="32768*"/>
    </style:style>
    <style:style style:name="表6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7.B1" style:family="table-cell">
      <style:table-cell-properties fo:padding="0.097cm" fo:border="0.002cm solid #000000"/>
    </style:style>
    <style:style style:name="表68" style:family="table">
      <style:table-properties style:width="17cm" table:align="margins" style:writing-mode="lr-tb"/>
    </style:style>
    <style:style style:name="表68.A" style:family="table-column">
      <style:table-column-properties style:column-width="8.5cm" style:rel-column-width="32767*"/>
    </style:style>
    <style:style style:name="表68.B" style:family="table-column">
      <style:table-column-properties style:column-width="8.5cm" style:rel-column-width="32768*"/>
    </style:style>
    <style:style style:name="表6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8.B1" style:family="table-cell">
      <style:table-cell-properties fo:padding="0.097cm" fo:border="0.002cm solid #000000"/>
    </style:style>
    <style:style style:name="表71" style:family="table">
      <style:table-properties style:width="17cm" table:align="margins" style:writing-mode="lr-tb"/>
    </style:style>
    <style:style style:name="表71.A" style:family="table-column">
      <style:table-column-properties style:column-width="8.5cm" style:rel-column-width="32767*"/>
    </style:style>
    <style:style style:name="表71.B" style:family="table-column">
      <style:table-column-properties style:column-width="8.5cm" style:rel-column-width="32768*"/>
    </style:style>
    <style:style style:name="表7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1.B1" style:family="table-cell">
      <style:table-cell-properties fo:padding="0.097cm" fo:border="0.002cm solid #000000"/>
    </style:style>
    <style:style style:name="表72" style:family="table">
      <style:table-properties style:width="17cm" table:align="margins" style:writing-mode="lr-tb"/>
    </style:style>
    <style:style style:name="表72.A" style:family="table-column">
      <style:table-column-properties style:column-width="8.5cm" style:rel-column-width="32767*"/>
    </style:style>
    <style:style style:name="表72.B" style:family="table-column">
      <style:table-column-properties style:column-width="8.5cm" style:rel-column-width="32768*"/>
    </style:style>
    <style:style style:name="表7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2.B1" style:family="table-cell">
      <style:table-cell-properties fo:padding="0.097cm" fo:border="0.002cm solid #000000"/>
    </style:style>
    <style:style style:name="表73" style:family="table">
      <style:table-properties style:width="17cm" table:align="margins" style:writing-mode="lr-tb"/>
    </style:style>
    <style:style style:name="表73.A" style:family="table-column">
      <style:table-column-properties style:column-width="8.5cm" style:rel-column-width="32767*"/>
    </style:style>
    <style:style style:name="表73.B" style:family="table-column">
      <style:table-column-properties style:column-width="8.5cm" style:rel-column-width="32768*"/>
    </style:style>
    <style:style style:name="表7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3.B1" style:family="table-cell">
      <style:table-cell-properties fo:padding="0.097cm" fo:border="0.002cm solid #000000"/>
    </style:style>
    <style:style style:name="表74" style:family="table">
      <style:table-properties style:width="17cm" table:align="margins" style:writing-mode="lr-tb"/>
    </style:style>
    <style:style style:name="表74.A" style:family="table-column">
      <style:table-column-properties style:column-width="8.5cm" style:rel-column-width="32767*"/>
    </style:style>
    <style:style style:name="表74.B" style:family="table-column">
      <style:table-column-properties style:column-width="8.5cm" style:rel-column-width="32768*"/>
    </style:style>
    <style:style style:name="表7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4.B1" style:family="table-cell">
      <style:table-cell-properties fo:padding="0.097cm" fo:border="0.002cm solid #000000"/>
    </style:style>
    <style:style style:name="表75" style:family="table">
      <style:table-properties style:width="17cm" table:align="margins" style:writing-mode="lr-tb"/>
    </style:style>
    <style:style style:name="表75.A" style:family="table-column">
      <style:table-column-properties style:column-width="8.5cm" style:rel-column-width="32767*"/>
    </style:style>
    <style:style style:name="表75.B" style:family="table-column">
      <style:table-column-properties style:column-width="8.5cm" style:rel-column-width="32768*"/>
    </style:style>
    <style:style style:name="表7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5.B1" style:family="table-cell">
      <style:table-cell-properties fo:padding="0.097cm" fo:border="0.002cm solid #000000"/>
    </style:style>
    <style:style style:name="表76" style:family="table">
      <style:table-properties style:width="17cm" table:align="margins" style:writing-mode="lr-tb"/>
    </style:style>
    <style:style style:name="表76.A" style:family="table-column">
      <style:table-column-properties style:column-width="8.5cm" style:rel-column-width="32767*"/>
    </style:style>
    <style:style style:name="表76.B" style:family="table-column">
      <style:table-column-properties style:column-width="8.5cm" style:rel-column-width="32768*"/>
    </style:style>
    <style:style style:name="表7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6.B1" style:family="table-cell">
      <style:table-cell-properties fo:padding="0.097cm" fo:border="0.002cm solid #000000"/>
    </style:style>
    <style:style style:name="表77" style:family="table">
      <style:table-properties style:width="17cm" table:align="margins" style:writing-mode="lr-tb"/>
    </style:style>
    <style:style style:name="表77.A" style:family="table-column">
      <style:table-column-properties style:column-width="8.5cm" style:rel-column-width="32767*"/>
    </style:style>
    <style:style style:name="表77.B" style:family="table-column">
      <style:table-column-properties style:column-width="8.5cm" style:rel-column-width="32768*"/>
    </style:style>
    <style:style style:name="表7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7.B1" style:family="table-cell">
      <style:table-cell-properties fo:padding="0.097cm" fo:border="0.002cm solid #000000"/>
    </style:style>
    <style:style style:name="表78" style:family="table">
      <style:table-properties style:width="17cm" table:align="margins" style:writing-mode="lr-tb"/>
    </style:style>
    <style:style style:name="表78.A" style:family="table-column">
      <style:table-column-properties style:column-width="8.5cm" style:rel-column-width="32767*"/>
    </style:style>
    <style:style style:name="表78.B" style:family="table-column">
      <style:table-column-properties style:column-width="8.5cm" style:rel-column-width="32768*"/>
    </style:style>
    <style:style style:name="表7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8.B1" style:family="table-cell">
      <style:table-cell-properties fo:padding="0.097cm" fo:border="0.002cm solid #000000"/>
    </style:style>
    <style:style style:name="表79" style:family="table">
      <style:table-properties style:width="17cm" table:align="margins" style:writing-mode="lr-tb"/>
    </style:style>
    <style:style style:name="表79.A" style:family="table-column">
      <style:table-column-properties style:column-width="8.5cm" style:rel-column-width="32767*"/>
    </style:style>
    <style:style style:name="表79.B" style:family="table-column">
      <style:table-column-properties style:column-width="8.5cm" style:rel-column-width="32768*"/>
    </style:style>
    <style:style style:name="表7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9.B1" style:family="table-cell">
      <style:table-cell-properties fo:padding="0.097cm" fo:border="0.002cm solid #000000"/>
    </style:style>
    <style:style style:name="表80" style:family="table">
      <style:table-properties style:width="17cm" table:align="margins" style:writing-mode="lr-tb"/>
    </style:style>
    <style:style style:name="表80.A" style:family="table-column">
      <style:table-column-properties style:column-width="8.5cm" style:rel-column-width="32767*"/>
    </style:style>
    <style:style style:name="表80.B" style:family="table-column">
      <style:table-column-properties style:column-width="8.5cm" style:rel-column-width="32768*"/>
    </style:style>
    <style:style style:name="表8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0.B1" style:family="table-cell">
      <style:table-cell-properties fo:padding="0.097cm" fo:border="0.002cm solid #000000"/>
    </style:style>
    <style:style style:name="表81" style:family="table">
      <style:table-properties style:width="17cm" table:align="margins" style:writing-mode="lr-tb"/>
    </style:style>
    <style:style style:name="表81.A" style:family="table-column">
      <style:table-column-properties style:column-width="8.5cm" style:rel-column-width="32767*"/>
    </style:style>
    <style:style style:name="表81.B" style:family="table-column">
      <style:table-column-properties style:column-width="8.5cm" style:rel-column-width="32768*"/>
    </style:style>
    <style:style style:name="表8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1.B1" style:family="table-cell">
      <style:table-cell-properties fo:padding="0.097cm" fo:border="0.002cm solid #000000"/>
    </style:style>
    <style:style style:name="表82" style:family="table">
      <style:table-properties style:width="17cm" table:align="margins" style:writing-mode="lr-tb"/>
    </style:style>
    <style:style style:name="表82.A" style:family="table-column">
      <style:table-column-properties style:column-width="8.5cm" style:rel-column-width="32767*"/>
    </style:style>
    <style:style style:name="表82.B" style:family="table-column">
      <style:table-column-properties style:column-width="8.5cm" style:rel-column-width="32768*"/>
    </style:style>
    <style:style style:name="表8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2.B1" style:family="table-cell">
      <style:table-cell-properties fo:padding="0.097cm" fo:border="0.002cm solid #000000"/>
    </style:style>
    <style:style style:name="表70" style:family="table">
      <style:table-properties style:width="17cm" table:align="margins" style:writing-mode="lr-tb"/>
    </style:style>
    <style:style style:name="表70.A" style:family="table-column">
      <style:table-column-properties style:column-width="8.5cm" style:rel-column-width="32767*"/>
    </style:style>
    <style:style style:name="表70.B" style:family="table-column">
      <style:table-column-properties style:column-width="8.5cm" style:rel-column-width="32768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83" style:family="table">
      <style:table-properties style:width="17cm" table:align="margins" style:writing-mode="lr-tb"/>
    </style:style>
    <style:style style:name="表83.A" style:family="table-column">
      <style:table-column-properties style:column-width="8.5cm" style:rel-column-width="32767*"/>
    </style:style>
    <style:style style:name="表83.B" style:family="table-column">
      <style:table-column-properties style:column-width="8.5cm" style:rel-column-width="32768*"/>
    </style:style>
    <style:style style:name="表8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3.B1" style:family="table-cell">
      <style:table-cell-properties fo:padding="0.097cm" fo:border="0.002cm solid #000000"/>
    </style:style>
    <style:style style:name="表84" style:family="table">
      <style:table-properties style:width="17cm" table:align="margins" style:writing-mode="lr-tb"/>
    </style:style>
    <style:style style:name="表84.A" style:family="table-column">
      <style:table-column-properties style:column-width="8.5cm" style:rel-column-width="32767*"/>
    </style:style>
    <style:style style:name="表84.B" style:family="table-column">
      <style:table-column-properties style:column-width="8.5cm" style:rel-column-width="32768*"/>
    </style:style>
    <style:style style:name="表8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4.B1" style:family="table-cell">
      <style:table-cell-properties fo:padding="0.097cm" fo:border="0.002cm solid #000000"/>
    </style:style>
    <style:style style:name="表85" style:family="table">
      <style:table-properties style:width="17cm" table:align="margins" style:writing-mode="lr-tb"/>
    </style:style>
    <style:style style:name="表85.A" style:family="table-column">
      <style:table-column-properties style:column-width="8.5cm" style:rel-column-width="32767*"/>
    </style:style>
    <style:style style:name="表85.B" style:family="table-column">
      <style:table-column-properties style:column-width="8.5cm" style:rel-column-width="32768*"/>
    </style:style>
    <style:style style:name="表8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5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69" style:family="table">
      <style:table-properties style:width="17cm" table:align="margins" style:writing-mode="lr-tb"/>
    </style:style>
    <style:style style:name="表69.A" style:family="table-column">
      <style:table-column-properties style:column-width="8.5cm" style:rel-column-width="32767*"/>
    </style:style>
    <style:style style:name="表69.B" style:family="table-column">
      <style:table-column-properties style:column-width="8.5cm" style:rel-column-width="32768*"/>
    </style:style>
    <style:style style:name="表6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9.B1" style:family="table-cell">
      <style:table-cell-properties fo:padding="0.097cm" fo:border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6" style:family="table">
      <style:table-properties style:width="17cm" table:align="margins" style:writing-mode="lr-tb"/>
    </style:style>
    <style:style style:name="表86.A" style:family="table-column">
      <style:table-column-properties style:column-width="8.5cm" style:rel-column-width="32767*"/>
    </style:style>
    <style:style style:name="表86.B" style:family="table-column">
      <style:table-column-properties style:column-width="8.5cm" style:rel-column-width="32768*"/>
    </style:style>
    <style:style style:name="表8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6.B1" style:family="table-cell">
      <style:table-cell-properties fo:padding="0.097cm" fo:border="0.002cm solid #000000"/>
    </style:style>
    <style:style style:name="表87" style:family="table">
      <style:table-properties style:width="17cm" table:align="margins" style:writing-mode="lr-tb"/>
    </style:style>
    <style:style style:name="表87.A" style:family="table-column">
      <style:table-column-properties style:column-width="8.5cm" style:rel-column-width="32767*"/>
    </style:style>
    <style:style style:name="表87.B" style:family="table-column">
      <style:table-column-properties style:column-width="8.5cm" style:rel-column-width="32768*"/>
    </style:style>
    <style:style style:name="表8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7.B1" style:family="table-cell">
      <style:table-cell-properties fo:padding="0.097cm" fo:border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Standard">
      <style:paragraph-properties fo:margin-top="0cm" fo:margin-bottom="0cm" fo:line-height="138%" style:writing-mode="lr-tb"/>
      <style:text-properties fo:font-weight="norm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3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4" style:family="paragraph" style:parent-style-name="Table_20_Contents">
      <style:paragraph-properties fo:text-align="end" style:justify-single-word="false"/>
      <style:text-properties fo:font-size="15pt" style:font-size-asian="15pt" style:language-asian="ja" style:country-asian="JP" style:font-size-complex="15pt"/>
    </style:style>
    <style:style style:name="P15" style:family="paragraph" style:parent-style-name="Table_20_Contents">
      <style:text-properties style:font-name="Arial1" fo:font-size="14pt"/>
    </style:style>
    <style:style style:name="P16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17" style:family="paragraph" style:parent-style-name="Table_20_Contents">
      <style:text-properties fo:font-size="14pt" style:font-size-asian="14pt" style:font-size-complex="14pt"/>
    </style:style>
    <style:style style:name="P18" style:family="paragraph" style:parent-style-name="Text_20_body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9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0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1" style:family="paragraph" style:parent-style-name="Standard">
      <style:text-properties style:font-name="Arial" fo:font-size="16pt" fo:font-weight="normal" fo:background-color="#ffff00" style:font-size-asian="16pt" style:language-asian="ja" style:country-asian="JP" style:font-weight-asian="normal" style:font-name-complex="Arial" style:font-size-complex="16pt" style:font-weight-complex="normal"/>
    </style:style>
    <style:style style:name="P22" style:family="paragraph" style:parent-style-name="Standard" style:list-style-name="L1">
      <style:text-properties style:font-name="Arial" fo:font-size="16pt" style:font-size-asian="16pt" style:font-size-complex="16pt"/>
    </style:style>
    <style:style style:name="P23" style:family="paragraph" style:parent-style-name="Standard">
      <style:text-properties style:font-name="Arial" fo:font-size="16pt" fo:font-weight="normal" fo:background-color="#ffff00" style:font-size-asian="16pt" style:language-asian="ja" style:country-asian="JP" style:font-weight-asian="normal" style:font-name-complex="Arial" style:font-size-complex="16pt" style:font-weight-complex="normal"/>
    </style:style>
    <style:style style:name="P24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5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6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2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3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3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3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33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34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language-asian="ja" style:country-asian="JP"/>
    </style:style>
    <style:style style:name="T8" style:family="text">
      <style:text-properties fo:background-color="#cfe2f3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weight="bold" style:font-weight-asian="bold" style:font-weight-complex="bold"/>
    </style:style>
    <style:style style:name="T11" style:family="text">
      <style:text-properties fo:font-weight="bold" style:language-asian="ja" style:country-asian="JP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776597244586844889" text:style-name="L1">
        <text:list-item>
          <text:p text:style-name="P22"><text:a xlink:type="simple" xlink:href="https://www.chabad.org/library/bible_cdo/aid/16190" text:style-name="Internet_20_link" text:visited-style-name="Visited_20_Internet_20_Link"><text:span text:style-name="T7">https://www.chabad.org/library/bible_cdo/aid/16190</text:span></text:a></text:p>
        </text:list-item>
        <text:list-item>
          <text:p text:style-name="P22"/>
        </text:list-item>
      </text:list>
      <text:p text:style-name="Standard"/>
      <text:p text:style-name="P10"/>
      <text:p text:style-name="P3">------------------------------------------------------------</text:p>
      <text:p text:style-name="P8">[20191130_070332]</text:p>
      <text:p text:style-name="Text_20_body"/>
      <text:p text:style-name="P11"><text:span text:style-name="T1">1. </text:span><text:span text:style-name="T2">6:12</text:span></text:p>
      <text:p text:style-name="P4">1. <text:span text:style-name="T8">6:12</text:span></text:p>
      <table:table table:name="表299" table:style-name="表299">
        <table:table-column table:style-name="表299.A"/>
        <table:table-row>
          <table:table-cell table:style-name="表299.A1" office:value-type="string">
            <text:p text:style-name="P19">אֲשֶׁר עֲשִׁירֶיהָ מָלְאוּ חָמָס</text:p>
            <text:p text:style-name="P19"><text:s/>וְיֹשְׁבֶיהָ דִּבְּרוּ־שָׁקֶר וּלְשׁוֹנָם רְמִיָּה בְּפִיהֶם</text:p>
          </table:table-cell>
        </table:table-row>
        <table:table-row>
          <table:table-cell table:style-name="表299.A2" office:value-type="string">
            <text:p text:style-name="P13">who,which / rich men thereof / to be full of / violence,wrong</text:p>
            <text:p text:style-name="P13">to dwell thereof / to speak,arrange untruth,sham / and their tongues / treachery / in their mouth</text:p>
          </table:table-cell>
        </table:table-row>
      </table:table>
      <text:p text:style-name="P4">2. 6:13</text:p>
      <table:table table:name="表300" table:style-name="表300">
        <table:table-column table:style-name="表300.A"/>
        <table:table-row>
          <table:table-cell table:style-name="表300.A1" office:value-type="string">
            <text:p text:style-name="P19">וְגַם־אֲנִי הֶחֱלֵיתִי </text:p>
            <text:p text:style-name="P19">*הַכּוֹתֶ</text:p>
            <text:p text:style-name="P19">הַשְׁמֵם</text:p>
            <text:p text:style-name="P19">*עַל־חַטֹּאתֶ</text:p>
          </table:table-cell>
        </table:table-row>
        <table:table-row>
          <table:table-cell table:style-name="表300.A2" office:value-type="string">
            <text:p text:style-name="P13">and also – I / to make sick;to stroke / </text:p>
            <text:p text:style-name="P13">to strike thee</text:p>
            <text:p text:style-name="P13">to devastate,stupefy</text:p>
            <text:p text:style-name="P13">against their offence</text:p>
          </table:table-cell>
        </table:table-row>
      </table:table>
      <text:p text:style-name="P4">3. 6:14</text:p>
      <table:table table:name="表1" table:style-name="表1">
        <table:table-column table:style-name="表1.A"/>
        <table:table-row>
          <table:table-cell table:style-name="表1.A1" office:value-type="string">
            <text:p text:style-name="P19">אַתָּה תֹאכַל וְלֹא תִשְׂבָּע</text:p>
            <text:p text:style-name="P19">*וְיֶשְׁחֲ</text:p>
            <text:p text:style-name="P19">*בְּקִרְבֶּ</text:p>
            <text:p text:style-name="P19"><text:soft-page-break/>וְתַסֵּג וְלֹא תַפְלִיט וַאֲשֶׁר</text:p>
            <text:p text:style-name="P19"><text:s/>תְּפַלֵּט לַחֶרֶב אֶתֵּן</text:p>
          </table:table-cell>
        </table:table-row>
        <table:table-row>
          <table:table-cell table:style-name="表1.A2" office:value-type="string">
            <text:p text:style-name="P13">thou / to eat / and not / to fill</text:p>
            <text:p text:style-name="P13">to gape at you</text:p>
            <text:p text:style-name="P13">in your center</text:p>
            <text:p text:style-name="P13">and to retreat / and not / to escape,deliver / and which</text:p>
            <text:p text:style-name="P13">to escape,deliver / to a nife,sword / to give</text:p>
          </table:table-cell>
        </table:table-row>
      </table:table>
      <text:p text:style-name="P4"/>
      <text:p text:style-name="P11"><text:span text:style-name="T3">[next] </text:span><text:span text:style-name="T4">6:15</text:span></text:p>
      <text:p text:style-name="Text_20_body"/>
      <text:p text:style-name="P9">[/  20191130_072534]</text:p>
      <text:p text:style-name="Text_20_body"/>
      <text:p text:style-name="P10"/>
      <text:p text:style-name="P3">------------------------------------------------------------</text:p>
      <text:p text:style-name="P8">[20191201_073118]</text:p>
      <text:p text:style-name="Text_20_body"/>
      <text:p text:style-name="P11"><text:span text:style-name="T1">1. </text:span><text:span text:style-name="T2">XX:XX</text:span></text:p>
      <text:p text:style-name="P4">1. <text:span text:style-name="T6">6:15</text:span></text:p>
      <table:table table:name="表2" table:style-name="表2">
        <table:table-column table:style-name="表2.A"/>
        <table:table-row>
          <table:table-cell table:style-name="表2.A1" office:value-type="string">
            <text:p text:style-name="P19">אַתָּה תִזְרַע וְלֹא תִקְצוֹר אַתָּה</text:p>
            <text:p text:style-name="P19">**תִדְרֹ</text:p>
            <text:p text:style-name="P19">זַיִת -</text:p>
            <text:p text:style-name="P19">-וְלֹא</text:p>
            <text:p text:style-name="P19">*תָסוּ</text:p>
            <text:p text:style-name="P19">שֶׁמֶן וְתִירוֹשׁ וְלֹא תִשְׁתֶּה־יָּיִן</text:p>
          </table:table-cell>
        </table:table-row>
        <table:table-row>
          <table:table-cell table:style-name="表2.A2" office:value-type="string">
            <text:p text:style-name="P13">thou / to sow / and not / to harvest / thou / to tread,walk / an olive / and not / to anoint</text:p>
            <text:p text:style-name="P13">shemen ~ grease / wine / and not / to imbibe wine</text:p>
          </table:table-cell>
        </table:table-row>
      </table:table>
      <text:p text:style-name="P4">2. 6:16</text:p>
      <table:table table:name="表4" table:style-name="表4">
        <table:table-column table:style-name="表4.A"/>
        <text:soft-page-break/>
        <table:table-row>
          <table:table-cell table:style-name="表4.A1" office:value-type="string">
            <text:p text:style-name="P19">וְיִשְׁתַּמֵּר חֻקּוֹת עָמְרִי וְכֹל </text:p>
            <text:p text:style-name="P19">מַעֲשֵׂה בֵית־אַחְאָב וַתֵּלְכוּ בְּמֹעֲצוֹתָם</text:p>
            <text:p text:style-name="P19"><text:s/>לְמַעַן תִּתִּי</text:p>
            <text:p text:style-name="P19">*אֹתְ</text:p>
            <text:p text:style-name="P19">לְשַׁמָּה וְיֹשְׁבֶיהָ לִשְׁרֵקָה וְחֶרְפַּת</text:p>
            <text:p text:style-name="P19"><text:s/>עַמִּי תִּשָּׂאוּ פ</text:p>
          </table:table-cell>
        </table:table-row>
        <table:table-row>
          <table:table-cell table:style-name="表4.A2" office:value-type="string">
            <text:p text:style-name="P13">to protect / statute / Omri / and all</text:p>
            <text:p text:style-name="P13">an action,activity / house – Achab / and to walk [you] / in their purpose</text:p>
            <text:p text:style-name="P13">* / to make (thee) ~ titi'y</text:p>
            <text:p text:style-name="P13">even thee ~ oth'xa:</text:p>
            <text:p text:style-name="P13">towards ruin / and inhabitants thereof / towards derision / and disgrace</text:p>
            <text:p text:style-name="P13">my people / to lift</text:p>
          </table:table-cell>
        </table:table-row>
      </table:table>
      <text:p text:style-name="P5"/>
      <text:p text:style-name="P11"><text:span text:style-name="T3">[next] </text:span><text:span text:style-name="T4">7:1</text:span></text:p>
      <text:p text:style-name="Text_20_body"/>
      <text:p text:style-name="P9">[/  20191201_074655]</text:p>
      <text:p text:style-name="Text_20_body"/>
      <text:p text:style-name="P10"/>
      <text:p text:style-name="P3">------------------------------------------------------------</text:p>
      <text:p text:style-name="P8">[XXXX]</text:p>
      <text:p text:style-name="Text_20_body"/>
      <text:p text:style-name="P11"><text:span text:style-name="T1">1. </text:span><text:span text:style-name="T2">XX:XX</text:span></text:p>
      <text:p text:style-name="P4">1. <text:span text:style-name="T6">7:1</text:span></text:p>
      <table:table table:name="表5" table:style-name="表5">
        <table:table-column table:style-name="表5.A"/>
        <table:table-row>
          <table:table-cell table:style-name="表5.A1" office:value-type="string">
            <text:p text:style-name="P19">אַלְלַי לִי כִּי הָיִיתִי כְּאָסְפֵּי־קַיִץ </text:p>
            <text:p text:style-name="P19">כְּעֹלְלֹת בָּצִיר אֵין־אֶשְׁכּוֹל לֶאֱכוֹל </text:p>
            <text:p text:style-name="P19">בִּכּוּרָה אִוְּתָה נַפְשִׁי</text:p>
          </table:table-cell>
        </table:table-row>
        <table:table-row>
          <table:table-cell table:style-name="表5.A2" office:value-type="string">
            <text:p text:style-name="P13"/>
          </table:table-cell>
        </table:table-row>
      </table:table>
      <text:p text:style-name="P4"><text:soft-page-break/>2. 7:2</text:p>
      <table:table table:name="表6" table:style-name="表6">
        <table:table-column table:style-name="表6.A"/>
        <table:table-row>
          <table:table-cell table:style-name="表6.A1" office:value-type="string">
            <text:p text:style-name="P19">אָבַד חָסִיד מִן־הָאָרֶץ וְיָשָׁר </text:p>
            <text:p text:style-name="P19">בָּאָדָם אָיִן כֻּלָּם לְדָמִים </text:p>
            <text:p text:style-name="P19">יֶאֱרֹבוּ אִישׁ אֶת־אָחִיהוּ יָצוּדוּ חֵרֶם</text:p>
          </table:table-cell>
        </table:table-row>
        <table:table-row>
          <table:table-cell table:style-name="表6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P3">------------------------------------------------------------</text:p>
      <text:p text:style-name="P8">[20191202_101039]</text:p>
      <text:p text:style-name="Text_20_body"/>
      <text:p text:style-name="P11"><text:span text:style-name="T1">1. </text:span><text:span text:style-name="T2">XX:XX</text:span></text:p>
      <text:p text:style-name="P4">1. 7:3</text:p>
      <table:table table:name="表7" table:style-name="表7">
        <table:table-column table:style-name="表7.A"/>
        <table:table-row>
          <table:table-cell table:style-name="表7.A1" office:value-type="string">
            <text:p text:style-name="P19">עַל־הָרַע כַּפַּיִם לְהֵיטִיב הַשַּׂר </text:p>
            <text:p text:style-name="P19">שֹׁאֵל וְהַשֹּׁפֵט בַּשִּׁלּוּם וְהַגָּדוֹל </text:p>
            <text:p text:style-name="P19">דֹּבֵר הַוַּת נַפְשׁוֹ הוּא וַיְעַבְּתוּהָ</text:p>
          </table:table-cell>
        </table:table-row>
        <table:table-row>
          <table:table-cell table:style-name="表7.A2" office:value-type="string">
            <text:p text:style-name="P13">against,upon evil / the hand / in happy / the head person</text:p>
            <text:p text:style-name="P13">to inquire / and the to judge / for a fee / and the great man</text:p>
            <text:p text:style-name="P13">to speak / ha'u:<text:span text:style-name="T9">a</text:span>th ~ desire / an animal / hu: ~ he,that / to pervert thereof</text:p>
          </table:table-cell>
        </table:table-row>
      </table:table>
      <text:p text:style-name="P4">2. 7:4</text:p>
      <table:table table:name="表8" table:style-name="表8">
        <table:table-column table:style-name="表8.A"/>
        <table:table-row>
          <table:table-cell table:style-name="表8.A1" office:value-type="string">
            <text:p text:style-name="P19">טוֹבָם כְּחֵדֶק יָשָׁר מִמְּסוּכָה</text:p>
            <text:p text:style-name="P19"><text:s/>*יוֹם מְצַפֶּי</text:p>
            <text:p text:style-name="P19">*פְּקֻדָּתְ</text:p>
            <text:p text:style-name="P19"><text:soft-page-break/>בָאָה עַתָּה תִהְיֶה מְבוּכָתָם</text:p>
          </table:table-cell>
        </table:table-row>
        <table:table-row>
          <table:table-cell table:style-name="表8.A2" office:value-type="string">
            <text:p text:style-name="P13">their best / like a prickly plant / the straight / from a hedge</text:p>
            <text:p text:style-name="P13">a day / your to observe</text:p>
            <text:p text:style-name="P13">your visitation</text:p>
            <text:p text:style-name="P13">to go,come / this time / to come to pass / their perplexity</text:p>
          </table:table-cell>
        </table:table-row>
      </table:table>
      <text:p text:style-name="P5"/>
      <text:p text:style-name="P11"><text:span text:style-name="T3">[next] </text:span><text:span text:style-name="T4">7:5</text:span></text:p>
      <text:p text:style-name="Text_20_body"/>
      <text:p text:style-name="P9">[/  20191202_104103]</text:p>
      <text:p text:style-name="Text_20_body"/>
      <text:p text:style-name="P10"/>
      <text:p text:style-name="P3">------------------------------------------------------------</text:p>
      <text:p text:style-name="P8">[20191203_065901]</text:p>
      <text:p text:style-name="Text_20_body"/>
      <text:p text:style-name="P11"><text:span text:style-name="T1">1. </text:span><text:span text:style-name="T2">7:5</text:span></text:p>
      <text:p text:style-name="P4">1. </text:p>
      <table:table table:name="表9" table:style-name="表9">
        <table:table-column table:style-name="表9.A"/>
        <table:table-row>
          <table:table-cell table:style-name="表9.A1" office:value-type="string">
            <text:p text:style-name="P19">אַל־תַּאֲמִינוּ בְרֵעַ אַל־תִּבְטְחוּ </text:p>
            <text:p text:style-name="P19">בְּאַלּוּף מִשֹּׁכֶבֶת</text:p>
            <text:p text:style-name="P19">*חֵיקֶ</text:p>
            <text:p text:style-name="P19">*שְׁמֹר פִּתְחֵי־פִי</text:p>
          </table:table-cell>
        </table:table-row>
        <table:table-row>
          <table:table-cell table:style-name="表9.A2" office:value-type="string">
            <text:p text:style-name="P13">not to trust / in an associate / not to trust</text:p>
            <text:p text:style-name="P13">a fri<text:span text:style-name="T7">end / from to lie down</text:span></text:p>
            <text:p text:style-name="P14">thy bosom</text:p>
            <text:p text:style-name="P14">to guard / a door – thy mouth</text:p>
          </table:table-cell>
        </table:table-row>
      </table:table>
      <text:p text:style-name="P4">2. 7:6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9">כִּי־בֵן מְנַבֵּל אָב בַּת קָמָה </text:p>
            <text:p text:style-name="P19">בְאִמָּהּ כַּלָּה בַּחֲמֹתָהּ אֹיְבֵי </text:p>
            <text:p text:style-name="P19">אִישׁ אַנְשֵׁי בֵיתוֹ</text:p>
          </table:table-cell>
        </table:table-row>
        <text:soft-page-break/>
        <table:table-row>
          <table:table-cell table:style-name="表10.A2" office:value-type="string">
            <text:p text:style-name="P13">for a son / to fail,disgrace / father / a daughter / to rise</text:p>
            <text:p text:style-name="P13">to her mother / a bride / to her mother in law / an adversary</text:p>
            <text:p text:style-name="P13">a man / a man / his house</text:p>
          </table:table-cell>
        </table:table-row>
      </table:table>
      <text:p text:style-name="P4">1. 7:7</text:p>
      <table:table table:name="表11" table:style-name="表11">
        <table:table-column table:style-name="表11.A"/>
        <table:table-row>
          <table:table-cell table:style-name="表11.A1" office:value-type="string">
            <text:p text:style-name="P19">וַאֲנִי בַּיהוָה אֲצַפֶּה אוֹחִילָה </text:p>
            <text:p text:style-name="P19">לֵאלֹהֵי יִשְׁעִי יִשְׁמָעֵנִי אֱלֹהָי</text:p>
          </table:table-cell>
        </table:table-row>
        <table:table-row>
          <table:table-cell table:style-name="表11.A2" office:value-type="string">
            <text:p text:style-name="P13">and I / towards Jehovah / to peer,observe / to wait,be patient</text:p>
            <text:p text:style-name="P13">to,for gods ~ le:'lohe:y / my liberty / to hear me / gods</text:p>
          </table:table-cell>
        </table:table-row>
      </table:table>
      <text:p text:style-name="P4"/>
      <text:p text:style-name="P11"><text:span text:style-name="T3">[next] </text:span><text:span text:style-name="T4">7:8</text:span></text:p>
      <text:p text:style-name="Text_20_body"/>
      <text:p text:style-name="P9">[/  20191203_072858]</text:p>
      <text:p text:style-name="Text_20_body"/>
      <text:p text:style-name="Text_20_body"/>
      <text:p text:style-name="P10"/>
      <text:p text:style-name="P3">------------------------------------------------------------</text:p>
      <text:p text:style-name="P8">[20191205_081317]</text:p>
      <text:p text:style-name="Text_20_body"/>
      <text:p text:style-name="P11"><text:span text:style-name="T1">1. </text:span><text:span text:style-name="T2">XX:XX</text:span></text:p>
      <text:p text:style-name="P4">1. 7:8</text:p>
      <table:table table:name="表12" table:style-name="表12">
        <table:table-column table:style-name="表12.A"/>
        <table:table-row>
          <table:table-cell table:style-name="表12.A1" office:value-type="string">
            <text:p text:style-name="P19">אַל־תִּשְׂמְחִי אֹיַבְתִּי לִי כִּי </text:p>
            <text:p text:style-name="P19">נָפַלְתִּי קָמְתִּי כִּי־אֵשֵׁב</text:p>
            <text:p text:style-name="P19">*בַּחֹשֶׁ</text:p>
            <text:p text:style-name="P19">יְהוָה אוֹר לִי ס</text:p>
          </table:table-cell>
        </table:table-row>
        <table:table-row>
          <table:table-cell table:style-name="表12.A2" office:value-type="string">
            <text:p text:style-name="P13">not – blithe / my adversary / towards me / for</text:p>
            <text:p text:style-name="P13">to fall [I] / to rise [I] / for – to sit down / </text:p>
            <text:p text:style-name="P13">in sorrow</text:p>
            <text:p text:style-name="P13">Jehovah / lighting / towards me</text:p>
          </table:table-cell>
        </table:table-row>
      </table:table>
      <text:p text:style-name="P4">2. 7:9</text:p>
      <table:table table:name="表13" table:style-name="表13">
        <table:table-column table:style-name="表13.A"/>
        <text:soft-page-break/>
        <table:table-row>
          <table:table-cell table:style-name="表13.A1" office:value-type="string">
            <text:p text:style-name="P19">זַעַף יְהוָה אֶשָּׂא כִּי </text:p>
            <text:p text:style-name="P19">חָטָאתִי לוֹ עַד אֲשֶׁר </text:p>
            <text:p text:style-name="P19">יָרִיב רִיבִי וְעָשָׂה מִשְׁפָּטִי </text:p>
            <text:p text:style-name="P19">יוֹצִיאֵנִי לָאוֹר אֶרְאֶה בְּצִדְקָתוֹ</text:p>
          </table:table-cell>
        </table:table-row>
        <table:table-row>
          <table:table-cell table:style-name="表13.A2" office:value-type="string">
            <text:p text:style-name="P13">anger / Jehovah / to lift / for</text:p>
            <text:p text:style-name="P13">to sin [I] / towards him / as far / what,which</text:p>
            <text:p text:style-name="P13">to grapple / my contest / and to do,make / my justice</text:p>
            <text:p text:style-name="P13">to go out me / towards lightning / to see / at his rightness</text:p>
          </table:table-cell>
        </table:table-row>
      </table:table>
      <text:p text:style-name="P5"/>
      <text:p text:style-name="P11"><text:span text:style-name="T3">[next] </text:span><text:span text:style-name="T4">7:10</text:span></text:p>
      <text:p text:style-name="Text_20_body"/>
      <text:p text:style-name="P9">[/  20191205_083148]</text:p>
      <text:p text:style-name="Text_20_body"/>
      <text:p text:style-name="P10"/>
      <text:p text:style-name="P3">------------------------------------------------------------</text:p>
      <text:p text:style-name="P8">[20191207_070707]</text:p>
      <text:p text:style-name="Text_20_body"/>
      <text:p text:style-name="P11"><text:span text:style-name="T1">1. </text:span><text:span text:style-name="T2">XX:XX</text:span></text:p>
      <text:p text:style-name="P4">1. 7:10</text:p>
      <table:table table:name="表14" table:style-name="表14">
        <table:table-column table:style-name="表14.A"/>
        <table:table-row>
          <table:table-cell table:style-name="表14.A1" office:value-type="string">
            <text:p text:style-name="P19">וְתֵרֶא אֹיַבְתִּי וּתְכַסֶּהָ בוּשָׁה</text:p>
            <text:p text:style-name="P19"><text:s/>הָאֹמְרָה אֵלַי אַיּוֹ יְהוָה</text:p>
            <text:p text:style-name="P19">*אֱלֹהָיִ</text:p>
            <text:p text:style-name="P19">עֵינַי תִּרְאֶינָּה בָּהּ עַתָּה </text:p>
            <text:p text:style-name="P19">תִּהְיֶה לְמִרְמָס כְּטִיט חוּצוֹת</text:p>
          </table:table-cell>
        </table:table-row>
        <table:table-row>
          <table:table-cell table:style-name="表14.A2" office:value-type="string">
            <text:p text:style-name="P13">to see / my adversary / to fill up her / shame</text:p>
            <text:p text:style-name="P13">the to say / towards me / where ? he / jehovah</text:p>
            <text:p text:style-name="P13">gods</text:p>
            <text:p text:style-name="P13"><text:soft-page-break/>my eyes / to see / at her / this time</text:p>
            <text:p text:style-name="P13">to come to pass / towards abasement / mud,clay / outdoors</text:p>
          </table:table-cell>
        </table:table-row>
      </table:table>
      <text:p text:style-name="P4">2. 7:11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9">יוֹם לִבְנוֹת</text:p>
            <text:p text:style-name="P19">*גְּדֵרָיִ</text:p>
            <text:p text:style-name="P19">יוֹם הַהוּא יִרְחַק־חֹק</text:p>
          </table:table-cell>
        </table:table-row>
        <table:table-row>
          <table:table-cell table:style-name="表15.A2" office:value-type="string">
            <text:p text:style-name="P13">the day / in to build / thy inclosure / the day / the this / to remove / an appointment</text:p>
          </table:table-cell>
        </table:table-row>
      </table:table>
      <text:p text:style-name="P4">3. 7:12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9">יוֹם הוּא </text:p>
            <text:p text:style-name="P19">*וְעָדֶי</text:p>
            <text:p text:style-name="P19">יָבוֹא לְמִנִּי אַשּׁוּר וְעָרֵי</text:p>
            <text:p text:style-name="P19"><text:s/>מָצוֹר וּלְמִנִּי מָצוֹר וְעַד־נָהָר</text:p>
            <text:p text:style-name="P19"><text:s/>וְיָם מִיָּם וְהַר הָהָר</text:p>
          </table:table-cell>
        </table:table-row>
        <table:table-row>
          <table:table-cell table:style-name="表16.A2" office:value-type="string">
            <text:p text:style-name="P13">the day / he</text:p>
            <text:p text:style-name="P13">as far as thee</text:p>
            <text:p text:style-name="P13">to go,come / towards from ~ l'miNiy / Ashshur / and cities / </text:p>
            <text:p text:style-name="P13">a mound / and towards from / a mound / as far as a stream</text:p>
            <text:p text:style-name="P13">and sea / from sea / and a mountain / the mountain</text:p>
          </table:table-cell>
        </table:table-row>
      </table:table>
      <text:p text:style-name="P5"/>
      <text:p text:style-name="P11"><text:span text:style-name="T3">[next] </text:span><text:span text:style-name="T4">7:13</text:span></text:p>
      <text:p text:style-name="Text_20_body"/>
      <text:p text:style-name="P9">[/  20191207_092636]</text:p>
      <text:p text:style-name="Text_20_body"/>
      <text:p text:style-name="P10"/>
      <text:p text:style-name="P3">------------------------------------------------------------</text:p>
      <text:p text:style-name="P8">[20191208_080402]</text:p>
      <text:p text:style-name="Text_20_body"/>
      <text:p text:style-name="P11"><text:soft-page-break/><text:span text:style-name="T1">1. </text:span><text:span text:style-name="T2">XX:XX</text:span></text:p>
      <text:p text:style-name="P4">1. 7:13</text:p>
      <table:table table:name="表17" table:style-name="表17">
        <table:table-column table:style-name="表17.A"/>
        <table:table-row>
          <table:table-cell table:style-name="表17.A1" office:value-type="string">
            <text:p text:style-name="P19">וְהָיְתָה הָאָרֶץ לִשְׁמָמָה עַל־יֹשְׁבֶיהָ </text:p>
            <text:p text:style-name="P19">מִפְּרִי מַעַלְלֵיהֶם ס</text:p>
          </table:table-cell>
        </table:table-row>
        <table:table-row>
          <table:table-cell table:style-name="表17.A2" office:value-type="string">
            <text:p text:style-name="P13">to come to pass / the land / towards devastation / above – to dwell thereof</text:p>
            <text:p text:style-name="P13"><text:s/>from fruit / their act</text:p>
          </table:table-cell>
        </table:table-row>
      </table:table>
      <text:p text:style-name="P4">2. 7:14</text:p>
      <table:table table:name="表18" table:style-name="表18">
        <table:table-column table:style-name="表18.A"/>
        <table:table-row>
          <table:table-cell table:style-name="表18.A1" office:value-type="string">
            <text:p text:style-name="P19">רְעֵה</text:p>
            <text:p text:style-name="P19">*עַמְּ</text:p>
            <text:p text:style-name="P19">*בְשִׁבְטֶ</text:p>
            <text:p text:style-name="P19"><text:s/>צֹאן</text:p>
            <text:p text:style-name="P19">*נַחֲלָתֶ</text:p>
            <text:p text:style-name="P19">שֹׁכְנִי לְבָדָד יַעַר</text:p>
            <text:p text:style-name="P19">*בְּתוֹ</text:p>
            <text:p text:style-name="P19">כַּרְמֶל יִרְעוּ בָשָׁן וְגִלְעָד כִּימֵי עוֹלָם</text:p>
          </table:table-cell>
        </table:table-row>
        <table:table-row>
          <table:table-cell table:style-name="表18.A2" office:value-type="string">
            <text:p text:style-name="P13">to tend</text:p>
            <text:p text:style-name="P13">thy people</text:p>
            <text:p text:style-name="P13">with thy stick</text:p>
            <text:p text:style-name="P13">a flock</text:p>
            <text:p text:style-name="P13">thy inherited</text:p>
            <text:p text:style-name="P13">to reside / in sep<text:span text:style-name="T7">arate / a forest</text:span></text:p>
            <text:p text:style-name="P14">in the center</text:p>
            <text:p text:style-name="P14">Karmel / to tend / Bashan / and Gilan / like a day / eternity</text:p>
          </table:table-cell>
        </table:table-row>
      </table:table>
      <text:p text:style-name="P5"/>
      <text:p text:style-name="P11"><text:span text:style-name="T3">[next] </text:span><text:span text:style-name="T4">7:15</text:span></text:p>
      <text:p text:style-name="Text_20_body"/>
      <text:p text:style-name="P9">[/  20191208_092413]</text:p>
      <text:p text:style-name="Text_20_body"/>
      <text:p text:style-name="P10"><text:soft-page-break/></text:p>
      <text:p text:style-name="P3">------------------------------------------------------------</text:p>
      <text:p text:style-name="P8">[20191211_073449]</text:p>
      <text:p text:style-name="Text_20_body"/>
      <text:p text:style-name="P11"><text:span text:style-name="T1">1. </text:span><text:span text:style-name="T2">XX:XX</text:span></text:p>
      <text:p text:style-name="P4">1. 7:15</text:p>
      <table:table table:name="表19" table:style-name="表19">
        <table:table-column table:style-name="表19.A"/>
        <table:table-row>
          <table:table-cell table:style-name="表19.A1" office:value-type="string">
            <text:p text:style-name="P19">כִּימֵי</text:p>
            <text:p text:style-name="P19">*צֵאתְ</text:p>
            <text:p text:style-name="P19">מֵאֶרֶץ מִצְרָיִם אַרְאֶנּוּ נִפְלָאוֹת</text:p>
          </table:table-cell>
        </table:table-row>
        <table:table-row>
          <table:table-cell table:style-name="表19.A2" office:value-type="string">
            <text:p text:style-name="P13">according to days</text:p>
            <text:p text:style-name="P13">your to go out</text:p>
            <text:p text:style-name="P13">from the land / Mitsrajm / to show him / wonderful</text:p>
          </table:table-cell>
        </table:table-row>
      </table:table>
      <text:p text:style-name="P4">2. 7:16</text:p>
      <table:table table:name="表20" table:style-name="表20">
        <table:table-column table:style-name="表20.A"/>
        <table:table-row>
          <table:table-cell table:style-name="表20.A1" office:value-type="string">
            <text:p text:style-name="P19">יִרְאוּ גוֹיִם וְיֵבֹשׁוּ מִכֹּל </text:p>
            <text:p text:style-name="P19">גְּבוּרָתָם יָשִׂימוּ יָד עַל־פֶּה </text:p>
            <text:p text:style-name="P19">אָזְנֵיהֶם תֶּחֱרַשְׁנָה</text:p>
          </table:table-cell>
        </table:table-row>
        <table:table-row>
          <table:table-cell table:style-name="表20.A2" office:value-type="string">
            <text:p text:style-name="P13">to see / Gentiles / to be ashamed / from all</text:p>
            <text:p text:style-name="P13">their victories / to put / a hand / upon mouth</text:p>
            <text:p text:style-name="P13">their ears / to be deaf</text:p>
          </table:table-cell>
        </table:table-row>
      </table:table>
      <text:p text:style-name="P5"/>
      <text:p text:style-name="P11"><text:span text:style-name="T3">[next] </text:span><text:span text:style-name="T4">7:17</text:span></text:p>
      <text:p text:style-name="Text_20_body"/>
      <text:p text:style-name="P9">[/  20191211_081107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2_092720]</text:p>
      <text:p text:style-name="Text_20_body"><text:soft-page-break/></text:p>
      <text:p text:style-name="P11"><text:span text:style-name="T1">1. </text:span><text:span text:style-name="T2">XX:XX</text:span></text:p>
      <text:p text:style-name="P4">1. 7:17</text:p>
      <table:table table:name="表21" table:style-name="表21">
        <table:table-column table:style-name="表21.A"/>
        <table:table-row>
          <table:table-cell table:style-name="表21.A1" office:value-type="string">
            <text:p text:style-name="P19">יְלַחֲכוּ עָפָר כַּנָּחָשׁ כְּזֹחֲלֵי</text:p>
            <text:p text:style-name="P19"><text:s/>אֶרֶץ יִרְגְּזוּ מִמִּסְגְּרֹתֵיהֶם אֶל־יְהוָה</text:p>
            <text:p text:style-name="P19"><text:s/>אֱלֹהֵינוּ יִפְחָדוּ וְיִרְאוּ מִמֶּךָּ</text:p>
          </table:table-cell>
        </table:table-row>
        <table:table-row>
          <table:table-cell table:style-name="表21.A2" office:value-type="string">
            <text:p text:style-name="P13">to lick / dust / like a snake / to crawl</text:p>
            <text:p text:style-name="P13">the earth / to quiver / from their stronghold / towards Jehovah</text:p>
            <text:p text:style-name="P13">out gods / to be startled / and to fear / out of thee</text:p>
          </table:table-cell>
        </table:table-row>
      </table:table>
      <text:p text:style-name="P4">2. 7:18</text:p>
      <table:table table:name="表22" table:style-name="表22">
        <table:table-column table:style-name="表22.A"/>
        <table:table-row>
          <table:table-cell table:style-name="表22.A1" office:value-type="string">
            <text:p text:style-name="P19">מִי־אֵל</text:p>
            <text:p text:style-name="P19">*כָּמוֹ</text:p>
            <text:p text:style-name="P19">נֹשֵׂא עָוֹן וְעֹבֵר עַל־פֶּשַׁע </text:p>
            <text:p text:style-name="P19">לִשְׁאֵרִית נַחֲלָתוֹ לֹא־הֶחֱזִיק לָעַד </text:p>
            <text:p text:style-name="P19">אַפּוֹ כִּי־חָפֵץ חֶסֶד הוּא</text:p>
          </table:table-cell>
        </table:table-row>
        <table:table-row>
          <table:table-cell table:style-name="表22.A2" office:value-type="string">
            <text:p text:style-name="P13">who? almighty</text:p>
            <text:p text:style-name="P13">thu<text:span text:style-name="T7">s thee</text:span></text:p>
            <text:p text:style-name="P13"><text:span text:style-name="T7">to lift / evil ~ </text:span><text:span text:style-name="T11">A</text:span><text:span text:style-name="T7">:won / and to cross over / upon a revolt</text:span></text:p>
            <text:p text:style-name="P14">towards a remainder / his inherited / not to be strong / in perpetuaty</text:p>
            <text:p text:style-name="P14">his nose / for – to be pleased / kindness / he</text:p>
          </table:table-cell>
        </table:table-row>
      </table:table>
      <text:p text:style-name="P5"/>
      <text:p text:style-name="P11"><text:span text:style-name="T3">[next] </text:span><text:span text:style-name="T4">7:19</text:span></text:p>
      <text:p text:style-name="Text_20_body"/>
      <text:p text:style-name="P9">[/  20191212_094843]</text:p>
      <text:p text:style-name="Text_20_body"/>
      <text:p text:style-name="P10"/>
      <text:p text:style-name="P3">------------------------------------------------------------</text:p>
      <text:p text:style-name="P8">[20191213_085446]</text:p>
      <text:p text:style-name="Text_20_body"><text:soft-page-break/></text:p>
      <text:p text:style-name="P11"><text:span text:style-name="T1">1. </text:span><text:span text:style-name="T2">XX:XX</text:span></text:p>
      <text:p text:style-name="P4">1. 7:19</text:p>
      <table:table table:name="表23" table:style-name="表23">
        <table:table-column table:style-name="表23.A"/>
        <table:table-row>
          <table:table-cell table:style-name="表23.A1" office:value-type="string">
            <text:p text:style-name="P19">יָשׁוּב יְרַחֲמֵנוּ יִכְבֹּשׁ עֲוֹנֹתֵינוּ</text:p>
            <text:p text:style-name="P19">*וְתַשְׁלִי</text:p>
            <text:p text:style-name="P19">בִּמְצֻלוֹת יָם כָּל־חַטֹּאותָם</text:p>
          </table:table-cell>
        </table:table-row>
        <table:table-row>
          <table:table-cell table:style-name="表23.A2" office:value-type="string">
            <text:p text:style-name="P13">return / to love us / to subjugate ~ yix'bosh / our evil ~ <text:span text:style-name="T12">A</text:span>`wonothe:ynu:</text:p>
            <text:p text:style-name="P13">and to cast away</text:p>
            <text:p text:style-name="P13">towards the depth ~ bi'm'tsulo:th / ya:m ~ sea / all their offences ~ ka:l-chat^owtha:'m</text:p>
          </table:table-cell>
        </table:table-row>
      </table:table>
      <text:p text:style-name="P4">2. 7:20</text:p>
      <table:table table:name="表24" table:style-name="表24">
        <table:table-column table:style-name="表24.A"/>
        <table:table-row>
          <table:table-cell table:style-name="表24.A1" office:value-type="string">
            <text:p text:style-name="P19">תִּתֵּן אֱמֶת לְיַעֲקֹב חֶסֶד </text:p>
            <text:p text:style-name="P19">לְאַבְרָהָם אֲשֶׁר־נִשְׁבַּעְתָּ לַאֲבֹתֵינוּ מִימֵי קֶדֶם</text:p>
          </table:table-cell>
        </table:table-row>
        <table:table-row>
          <table:table-cell table:style-name="表24.A2" office:value-type="string">
            <text:p text:style-name="P13">to give / trustworthiness / towards Jacob / kindness</text:p>
            <text:p text:style-name="P13">towards Abraham / who,which / swear / towards / our fathers / from days / antiquity</text:p>
          </table:table-cell>
        </table:table-row>
      </table:table>
      <text:p text:style-name="P5"/>
      <text:p text:style-name="P11"><text:span text:style-name="T3">[next] </text:span><text:span text:style-name="T4">hahom</text:span></text:p>
      <text:p text:style-name="Text_20_body"/>
      <text:p text:style-name="P9">[/  20191213_092606]</text:p>
      <text:p text:style-name="Text_20_body"/>
      <text:p text:style-name="P10"/>
      <text:p text:style-name="P3">------------------------------------------------------------</text:p>
      <text:p text:style-name="P8">[20191215_092810]</text:p>
      <text:p text:style-name="Text_20_body"/>
      <text:p text:style-name="P11"><text:span text:style-name="T1">1. </text:span><text:span text:style-name="T2">1:1</text:span></text:p>
      <text:p text:style-name="P4">1. </text:p>
      <table:table table:name="表25" table:style-name="表25">
        <table:table-column table:style-name="表25.A"/>
        <table:table-row>
          <table:table-cell table:style-name="表25.A1" office:value-type="string">
            <text:p text:style-name="P19">מַשָּׂא נִינְוֵה סֵפֶר חֲזוֹן נַחוּם הָאֶלְקֹשִׁי</text:p>
          </table:table-cell>
        </table:table-row>
        <text:soft-page-break/>
        <table:table-row>
          <table:table-cell table:style-name="表25.A2" office:value-type="string">
            <text:p text:style-name="P13">burden / ninwe / writing / revelation / nahom / elqoshite</text:p>
          </table:table-cell>
        </table:table-row>
      </table:table>
      <text:p text:style-name="P4">2. 1:2</text:p>
      <table:table table:name="表26" table:style-name="表26">
        <table:table-column table:style-name="表26.A"/>
        <table:table-row>
          <table:table-cell table:style-name="表26.A1" office:value-type="string">
            <text:p text:style-name="P19">אֵל קַנּוֹא וְנֹקֵם יְהוָה </text:p>
            <text:p text:style-name="P19">נֹקֵם יְהוָה וּבַעַל חֵמָה </text:p>
            <text:p text:style-name="P19">נֹקֵם יְהוָה לְצָרָיו וְנוֹטֵר </text:p>
            <text:p text:style-name="P19">הוּא לְאֹיְבָיו</text:p>
          </table:table-cell>
        </table:table-row>
        <table:table-row>
          <table:table-cell table:style-name="表26.A2" office:value-type="string">
            <text:p text:style-name="P13">deity / jealous / revenge / jehovah</text:p>
            <text:p text:style-name="P13">revenge / jehovah / and a master / anger</text:p>
            <text:p text:style-name="P13">revenge / jehovah / to his adversary / to guard</text:p>
            <text:p text:style-name="P13">she,it / towards his adversary</text:p>
          </table:table-cell>
        </table:table-row>
      </table:table>
      <text:p text:style-name="P5"/>
      <text:p text:style-name="P11"><text:span text:style-name="T3">[next] </text:span><text:span text:style-name="T4">1:3</text:span></text:p>
      <text:p text:style-name="Text_20_body"/>
      <text:p text:style-name="P9">[/  20191215_093932]</text:p>
      <text:p text:style-name="Text_20_body"/>
      <text:p text:style-name="P10"/>
      <text:p text:style-name="P3">------------------------------------------------------------</text:p>
      <text:p text:style-name="P8">[20191216_095809]</text:p>
      <text:p text:style-name="Text_20_body"/>
      <text:p text:style-name="P11"><text:span text:style-name="T1">1. </text:span><text:span text:style-name="T2">1:3</text:span></text:p>
      <text:p text:style-name="P4">1. </text:p>
      <table:table table:name="表27" table:style-name="表27">
        <table:table-column table:style-name="表27.A"/>
        <table:table-row>
          <table:table-cell table:style-name="表27.A1" office:value-type="string">
            <text:p text:style-name="P19">יְהוָֹה</text:p>
            <text:p text:style-name="P19">*אֶרֶ</text:p>
            <text:p text:style-name="P19">אַפַּיִם *וּגְדוֹל־ [וּגְדָל־]כֹּחַ וְנַקֵּה </text:p>
            <text:p text:style-name="P19">לֹא יְנַקֶּה יְהוָה בְּסוּפָה </text:p>
            <text:p text:style-name="P19">וּבִשְׂעָרָה דַּרְכּוֹ וְעָנָן אֲבַק רַגְלָיו</text:p>
          </table:table-cell>
        </table:table-row>
        <table:table-row>
          <table:table-cell table:style-name="表27.A2" office:value-type="string">
            <text:p text:style-name="P13">jehovah</text:p>
            <text:p text:style-name="P13"><text:soft-page-break/>erex ~ long</text:p>
            <text:p text:style-name="P13">anger / and great – vigor ~ koa_ch / to make clean</text:p>
            <text:p text:style-name="P13">not / to make clean / jehovah / in a hurricane</text:p>
            <text:p text:style-name="P13">and in a hurricane / his road / and cloud ~ w'<text:span text:style-name="T12">A</text:span>:na:n / particles / a foot ~ ragh'la:yw</text:p>
            <text:p text:style-name="P13"/>
          </table:table-cell>
        </table:table-row>
      </table:table>
      <text:p text:style-name="P4">2. 1:4</text:p>
      <table:table table:name="表28" table:style-name="表28">
        <table:table-column table:style-name="表28.A"/>
        <table:table-row>
          <table:table-cell table:style-name="表28.A1" office:value-type="string">
            <text:p text:style-name="P19"/>
          </table:table-cell>
        </table:table-row>
        <table:table-row>
          <table:table-cell table:style-name="表28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Text_20_body"/>
      <text:p text:style-name="Text_20_body"/>
      <text:p text:style-name="P3">------------------------------------------------------------</text:p>
      <text:p text:style-name="P8">[20191217_073906]</text:p>
      <text:p text:style-name="Text_20_body"/>
      <text:p text:style-name="P11"><text:span text:style-name="T1">1. </text:span><text:span text:style-name="T2">XX:XX</text:span></text:p>
      <text:p text:style-name="P4">1. 1:4</text:p>
      <table:table table:name="表29" table:style-name="表29">
        <table:table-column table:style-name="表29.A"/>
        <table:table-row>
          <table:table-cell table:style-name="表29.A1" office:value-type="string">
            <text:p text:style-name="P19">גּוֹעֵר בַּיָּם וַיַּבְּשֵׁהוּ וְכָל־הַנְּהָרוֹת </text:p>
            <text:p text:style-name="P19">הֶחֱרִיב אֻמְלַל בָּשָׁן וְכַרְמֶל </text:p>
            <text:p text:style-name="P19">וּפֶרַח לְבָנוֹן אֻמְלָל</text:p>
          </table:table-cell>
        </table:table-row>
        <table:table-row>
          <table:table-cell table:style-name="表29.A2" office:value-type="string">
            <text:p text:style-name="P13">to chide / towards sea / to dry it / and all the streams</text:p>
            <text:p text:style-name="P13">to desolate / sick / Bashan / and Carmel</text:p>
            <text:p text:style-name="P13">and bloom / Lebanon / sick</text:p>
          </table:table-cell>
        </table:table-row>
      </table:table>
      <text:p text:style-name="P4">2. 1:5</text:p>
      <table:table table:name="表30" table:style-name="表30">
        <table:table-column table:style-name="表30.A"/>
        <text:soft-page-break/>
        <table:table-row>
          <table:table-cell table:style-name="表30.A1" office:value-type="string">
            <text:p text:style-name="P19">הָרִים רָעֲשׁוּ מִמֶּנּוּ וְהַגְּבָעוֹת </text:p>
            <text:p text:style-name="P19">הִתְמֹגָגוּ וַתִּשָּׂא הָאָרֶץ מִפָּנָיו </text:p>
            <text:p text:style-name="P19">וְתֵבֵל וְכָל־יֹשְׁבֵי בָהּ</text:p>
          </table:table-cell>
        </table:table-row>
        <table:table-row>
          <table:table-cell table:style-name="表30.A2" office:value-type="string">
            <text:p text:style-name="P13">mountains / to undulate / from him / and the hillock</text:p>
            <text:p text:style-name="P13">to melt / and to lift / the land / from his face</text:p>
            <text:p text:style-name="P13">and globe / and all to dwell / on her</text:p>
          </table:table-cell>
        </table:table-row>
      </table:table>
      <text:p text:style-name="P5"/>
      <text:p text:style-name="P11"><text:span text:style-name="T3">[next] </text:span><text:span text:style-name="T4">1:6</text:span></text:p>
      <text:p text:style-name="Text_20_body"/>
      <text:p text:style-name="P9">[/  20191217_081402]</text:p>
      <text:p text:style-name="Text_20_body"/>
      <text:p text:style-name="P10"/>
      <text:p text:style-name="P3">------------------------------------------------------------</text:p>
      <text:p text:style-name="P8">[20191218_111619]</text:p>
      <text:p text:style-name="Text_20_body"/>
      <text:p text:style-name="P11"><text:span text:style-name="T1">1. </text:span><text:span text:style-name="T2">XX:XX</text:span></text:p>
      <text:p text:style-name="P4">1. 1:6</text:p>
      <table:table table:name="表31" table:style-name="表31">
        <table:table-column table:style-name="表31.A"/>
        <table:table-row>
          <table:table-cell table:style-name="表31.A1" office:value-type="string">
            <text:p text:style-name="P19">לִפְנֵי זַעְמוֹ מִי יַעֲמוֹד </text:p>
            <text:p text:style-name="P19">וּמִי יָקוּם בַּחֲרוֹן אַפּוֹ </text:p>
            <text:p text:style-name="P19">חֲמָתוֹ נִתְּכָה כָאֵשׁ וְהַצֻּרִים </text:p>
            <text:p text:style-name="P19">נִתְּצוּ מִמֶּנּוּ</text:p>
          </table:table-cell>
        </table:table-row>
        <table:table-row>
          <table:table-cell table:style-name="表31.A2" office:value-type="string">
            <text:p text:style-name="P14">towards before / his fury / who ? / stand</text:p>
            <text:p text:style-name="P14">and who ? / to rise / in a burning (of anger) / his nose</text:p>
            <text:p text:style-name="P14">his heat / to flow / like fire / and the rocks</text:p>
            <text:p text:style-name="P14">to tear down / from him</text:p>
          </table:table-cell>
        </table:table-row>
      </table:table>
      <text:p text:style-name="P4">2. 1:7</text:p>
      <table:table table:name="表32" table:style-name="表32">
        <table:table-column table:style-name="表32.A"/>
        <table:table-row>
          <table:table-cell table:style-name="表32.A1" office:value-type="string">
            <text:p text:style-name="P19">טוֹב יְהוָה לְמָעוֹז בְּיוֹם </text:p>
            <text:p text:style-name="P19"><text:soft-page-break/>צָרָה וְיֹדֵעַ חֹסֵי בוֹ</text:p>
          </table:table-cell>
        </table:table-row>
        <table:table-row>
          <table:table-cell table:style-name="表32.A2" office:value-type="string">
            <text:p text:style-name="P13">d^o:v ~ good / jehovah / towards,for a fortified place / in the day</text:p>
            <text:p text:style-name="P13">trouble / w'yod^e:<text:span text:style-name="T10">A</text:span> ~ to know / to flee for protection / in him</text:p>
          </table:table-cell>
        </table:table-row>
      </table:table>
      <text:p text:style-name="P5"/>
      <text:p text:style-name="P11"><text:span text:style-name="T3">[next] </text:span><text:span text:style-name="T4">1:8</text:span></text:p>
      <text:p text:style-name="Text_20_body"/>
      <text:p text:style-name="P9">[/  20191218_113516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9_102145]</text:p>
      <text:p text:style-name="Text_20_body"/>
      <text:p text:style-name="P11"><text:span text:style-name="T1">1. </text:span><text:span text:style-name="T2">XX:XX</text:span></text:p>
      <text:p text:style-name="P4">1. 1:8</text:p>
      <table:table table:name="表33" table:style-name="表33">
        <table:table-column table:style-name="表33.A"/>
        <table:table-row>
          <table:table-cell table:style-name="表33.A1" office:value-type="string">
            <text:p text:style-name="P19">וּבְשֶׁטֶף עֹבֵר כָּלָה יַעֲשֶׂה </text:p>
            <text:p text:style-name="P19">מְקוֹמָהּ וְאֹיְבָיו יְרַדֶּף</text:p>
            <text:p text:style-name="P19">**־חֹשֶׁ</text:p>
          </table:table-cell>
        </table:table-row>
        <table:table-row>
          <table:table-cell table:style-name="表33.A2" office:value-type="string">
            <text:p text:style-name="P13">and with a flood / to cover / a completion,destruction / to do,make</text:p>
            <text:p text:style-name="P13">a locality thereof / and his adversary / to run after – the dark</text:p>
          </table:table-cell>
        </table:table-row>
      </table:table>
      <text:p text:style-name="P4">2. 1:9</text:p>
      <table:table table:name="表34" table:style-name="表34">
        <table:table-column table:style-name="表34.A"/>
        <table:table-row>
          <table:table-cell table:style-name="表34.A1" office:value-type="string">
            <text:p text:style-name="P19">מַה־תְּחַשְּׁבוּן אֶל־יְהוָה כָּלָה הוּא </text:p>
            <text:p text:style-name="P19">עֹשֶׂה לֹא־תָקוּם פַּעֲמַיִם צָרָה</text:p>
          </table:table-cell>
        </table:table-row>
        <table:table-row>
          <table:table-cell table:style-name="表34.A2" office:value-type="string">
            <text:p text:style-name="P13">what,why ? / to fabricate,think / towards – jehovah / <text:s/>a completion,destruction / he / to do,make / not – to rise up / a stroke / adversary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<text:soft-page-break/>[/  XXX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4">1. 1:10</text:p>
      <table:table table:name="表35" table:style-name="表35">
        <table:table-column table:style-name="表35.A"/>
        <table:table-row>
          <table:table-cell table:style-name="表35.A1" office:value-type="string">
            <text:p text:style-name="P19">כִּי עַד־סִירִים סְבֻכִים וּכְסָבְאָם </text:p>
            <text:p text:style-name="P19">סְבוּאִים אֻכְּלוּ כְּקַשׁ יָבֵשׁ מָלֵא</text:p>
          </table:table-cell>
        </table:table-row>
        <table:table-row>
          <table:table-cell table:style-name="表35.A2" office:value-type="string">
            <text:p text:style-name="P13">for / as far as a thorn / to entwine / and like their wine</text:p>
            <text:p text:style-name="P13">to become tipsy / to eat / like (dry) straw / dry / to be full</text:p>
          </table:table-cell>
        </table:table-row>
      </table:table>
      <text:p text:style-name="P4">2. 1:11</text:p>
      <table:table table:name="表36" table:style-name="表36">
        <table:table-column table:style-name="表36.A"/>
        <table:table-row>
          <table:table-cell table:style-name="表36.A1" office:value-type="string">
            <text:p text:style-name="P19">**מִמֵּ</text:p>
            <text:p text:style-name="P19">יָצָא חֹשֵׁב עַל־יְהוָה רָעָה </text:p>
            <text:p text:style-name="P19">יֹעֵץ בְּלִיָּעַל ס</text:p>
          </table:table-cell>
        </table:table-row>
        <table:table-row>
          <table:table-cell table:style-name="表36.A2" office:value-type="string">
            <text:p text:style-name="P13">out of thee</text:p>
            <text:p text:style-name="P13">to go out / to plot / upon,against / jehovah / evil</text:p>
            <text:p text:style-name="P13">to advise / wickedness</text:p>
          </table:table-cell>
        </table:table-row>
      </table:table>
      <text:p text:style-name="P5"/>
      <text:p text:style-name="P11"><text:span text:style-name="T3">[next] </text:span><text:span text:style-name="T4">1:12</text:span></text:p>
      <text:p text:style-name="Text_20_body"/>
      <text:p text:style-name="P9">[/  20191222_113734]</text:p>
      <text:p text:style-name="Text_20_body"/>
      <text:p text:style-name="P10"/>
      <text:p text:style-name="P3">------------------------------------------------------------</text:p>
      <text:p text:style-name="P8">[20191223_074339]</text:p>
      <text:p text:style-name="Text_20_body"><text:soft-page-break/></text:p>
      <text:p text:style-name="P11"><text:span text:style-name="T1">1. </text:span><text:span text:style-name="T2">XX:XX</text:span></text:p>
      <text:p text:style-name="P4">1. 1:12</text:p>
      <table:table table:name="表37" table:style-name="表37">
        <table:table-column table:style-name="表37.A"/>
        <table:table-row>
          <table:table-cell table:style-name="表37.A1" office:value-type="string">
            <text:p text:style-name="P19">כֹּה אָמַר יְהוָה אִם־שְׁלֵמִים וְכֵן </text:p>
            <text:p text:style-name="P19">רַבִּים וְכֵן נָגֹזּוּ וְעָבָר</text:p>
            <text:p text:style-name="P19">**וְעִנִּתִ</text:p>
            <text:p text:style-name="P19">**לֹא אֲעַנֵּ</text:p>
            <text:p text:style-name="P19">עוֹד</text:p>
          </table:table-cell>
        </table:table-row>
        <table:table-row>
          <table:table-cell table:style-name="表37.A2" office:value-type="string">
            <text:p text:style-name="P13">thu<text:span text:style-name="T7">s / to say / jehovah / whether ? - friendly / and rightly,just</text:span></text:p>
            <text:p text:style-name="P14">abundant / and rightly / to cut off / and to cross over</text:p>
            <text:p text:style-name="P14">and to depress</text:p>
            <text:p text:style-name="P14">not to depress thee</text:p>
            <text:p text:style-name="P14">again</text:p>
          </table:table-cell>
        </table:table-row>
      </table:table>
      <text:p text:style-name="P4">2. 1:13</text:p>
      <table:table table:name="表38" table:style-name="表38">
        <table:table-column table:style-name="表38.A"/>
        <table:table-row>
          <table:table-cell table:style-name="表38.A1" office:value-type="string">
            <text:p text:style-name="P19">וְעַתָּה אֶשְׁבֹּר מֹטֵהוּ</text:p>
            <text:p text:style-name="P19">**מֵעָלָיִ</text:p>
            <text:p text:style-name="P19">**וּמוֹסְרֹתַיִ</text:p>
            <text:p text:style-name="P19">אֲנַתֵּק</text:p>
          </table:table-cell>
        </table:table-row>
        <table:table-row>
          <table:table-cell table:style-name="表38.A2" office:value-type="string">
            <text:p text:style-name="P13">and this time / to burst / his yoke</text:p>
            <text:p text:style-name="P13">from above thee</text:p>
            <text:p text:style-name="P13">and thy restraint</text:p>
            <text:p text:style-name="P13">to tear off</text:p>
          </table:table-cell>
        </table:table-row>
      </table:table>
      <text:p text:style-name="P4">1. 1:14</text:p>
      <table:table table:name="表39" table:style-name="表39">
        <table:table-column table:style-name="表39.A"/>
        <table:table-row>
          <table:table-cell table:style-name="表39.A1" office:value-type="string">
            <text:p text:style-name="P19">וְצִוָּה</text:p>
            <text:p text:style-name="P19">*עָלֶי</text:p>
            <text:p text:style-name="P19"><text:s/>*יְהוָה לֹא־יִזָּרַע מִשִּׁמְ</text:p>
            <text:p text:style-name="P19"><text:soft-page-break/>*עוֹד מִבֵּית אֱלֹהֶי</text:p>
            <text:p text:style-name="P19">*אַכְרִית פֶּסֶל וּמַסֵּכָה אָשִׂים קִבְרֶ</text:p>
            <text:p text:style-name="P19">כִּי קַלּוֹתָ פ</text:p>
          </table:table-cell>
        </table:table-row>
        <table:table-row>
          <table:table-cell table:style-name="表39.A2" office:value-type="string">
            <text:p text:style-name="P13">to constitute</text:p>
            <text:p text:style-name="P13">upon thee</text:p>
            <text:p text:style-name="P13">jehovah / not to sow / from thy position</text:p>
            <text:p text:style-name="P13">again / from a house / thy gods</text:p>
            <text:p text:style-name="P13">to cut off / an idol / and a cast image / to put / thy grave</text:p>
            <text:p text:style-name="P13">for / vile</text:p>
          </table:table-cell>
        </table:table-row>
      </table:table>
      <text:p text:style-name="P4"/>
      <text:p text:style-name="P11"><text:span text:style-name="T3">[next] </text:span><text:span text:style-name="T4">1:15</text:span></text:p>
      <text:p text:style-name="Text_20_body"/>
      <text:p text:style-name="P9">[/  20191223_094901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24_094016]</text:p>
      <text:p text:style-name="Text_20_body"/>
      <text:p text:style-name="P11"><text:span text:style-name="T1">1. </text:span><text:span text:style-name="T2">XX:XX</text:span></text:p>
      <text:p text:style-name="P4">1. 1:15</text:p>
      <table:table table:name="表40" table:style-name="表40">
        <table:table-column table:style-name="表40.A"/>
        <table:table-row>
          <table:table-cell table:style-name="表40.A1" office:value-type="string">
            <text:p text:style-name="P19">הִנֵּה עַל־הֶהָרִים רַגְלֵי מְבַשֵּׂר </text:p>
            <text:p text:style-name="P19">מַשְׁמִיעַ שָׁלוֹם חָגִּי יְהוּדָה</text:p>
            <text:p text:style-name="P19">*חַגַּיִ</text:p>
            <text:p text:style-name="P19"><text:s/>*שַׁלְּמִי נְדָרָיִ</text:p>
            <text:p text:style-name="P19">כִּי לֹא יוֹסִיף עוֹד *לַעֲבוֹר־ [לַעֲבָר־]</text:p>
            <text:p text:style-name="P19">*בָּ</text:p>
            <text:p text:style-name="P19"><text:soft-page-break/>בְּלִיַּעַל כֻּלֹּה נִכְרָת</text:p>
          </table:table-cell>
        </table:table-row>
        <table:table-row>
          <table:table-cell table:style-name="表40.A2" office:value-type="string">
            <text:p text:style-name="P13">lo! / upon,against / the mountains / a foot / to announce glad news</text:p>
            <text:p text:style-name="P13">to tell / welfare</text:p>
            <text:p text:style-name="P13">a festival</text:p>
            <text:p text:style-name="P13">to be safe / thy promise</text:p>
            <text:p text:style-name="P13">for / not / to continue / still,more / to cross over / towards,on thee</text:p>
            <text:p text:style-name="P13">without profit / whole / to cut off</text:p>
          </table:table-cell>
        </table:table-row>
      </table:table>
      <text:p text:style-name="P4">2. 2:1</text:p>
      <table:table table:name="表41" table:style-name="表41">
        <table:table-column table:style-name="表41.A"/>
        <table:table-row>
          <table:table-cell table:style-name="表41.A1" office:value-type="string">
            <text:p text:style-name="P19">*עָלָה מֵפִיץ עַל־פָּנַיִ</text:p>
            <text:p text:style-name="P19">נָצוֹר מְצֻרָה צַפֵּה</text:p>
            <text:p text:style-name="P19">*־דֶרֶ</text:p>
            <text:p text:style-name="P19">חַזֵּק מָתְנַיִם אַמֵּץ כֹּחַ מְאֹד</text:p>
          </table:table-cell>
        </table:table-row>
        <table:table-row>
          <table:table-cell table:style-name="表41.A2" office:value-type="string">
            <text:p text:style-name="P13">to ascend / to dash / upon,against – thy face</text:p>
            <text:p text:style-name="P13">to guard / a mound / to observe</text:p>
            <text:p text:style-name="P13">a road</text:p>
            <text:p text:style-name="P13">to fasten / loins / to be alert / to be firm ~ ko<text:span text:style-name="T9">a</text:span>ch / wholly</text:p>
          </table:table-cell>
        </table:table-row>
      </table:table>
      <text:p text:style-name="P4">1. 2:2</text:p>
      <table:table table:name="表42" table:style-name="表42">
        <table:table-column table:style-name="表42.A"/>
        <table:table-row>
          <table:table-cell table:style-name="表42.A1" office:value-type="string">
            <text:p text:style-name="P19">כִּי שָׁב יְהוָה אֶת־גְּאוֹן </text:p>
            <text:p text:style-name="P19">יַעֲקֹב כִּגְאוֹן יִשְׂרָאֵל כִּי</text:p>
            <text:p text:style-name="P19"><text:s/>בְקָקוּם בֹּקְקִים וּזְמֹרֵיהֶם שִׁחֵתוּ</text:p>
          </table:table-cell>
        </table:table-row>
        <table:table-row>
          <table:table-cell table:style-name="表42.A2" office:value-type="string">
            <text:p text:style-name="P13">for / to turn back / jehovah / self,even – majesty</text:p>
            <text:p text:style-name="P13">jacob / like majesty / israel / for</text:p>
            <text:p text:style-name="P13">to empty them out / to empty out / and their twig / to dec<text:span text:style-name="T7">ay</text:span></text:p>
          </table:table-cell>
        </table:table-row>
      </table:table>
      <text:p text:style-name="P4"/>
      <text:p text:style-name="P11"><text:span text:style-name="T3">[next] </text:span><text:span text:style-name="T4">2:3</text:span></text:p>
      <text:p text:style-name="Text_20_body"/>
      <text:p text:style-name="P9">[/  20191224_100039]</text:p>
      <text:p text:style-name="Text_20_body"/>
      <text:p text:style-name="P10"/>
      <text:p text:style-name="P3"><text:soft-page-break/>------------------------------------------------------------</text:p>
      <text:p text:style-name="P8">[20191226_131158]</text:p>
      <text:p text:style-name="Text_20_body"/>
      <text:p text:style-name="P11"><text:span text:style-name="T1">1. </text:span><text:span text:style-name="T2">XX:XX</text:span></text:p>
      <text:p text:style-name="P4">1. <text:span text:style-name="T6">2:3</text:span></text:p>
      <table:table table:name="表44" table:style-name="表44">
        <table:table-column table:style-name="表44.A"/>
        <table:table-row>
          <table:table-cell table:style-name="表44.A1" office:value-type="string">
            <text:p text:style-name="P19">מָגֵן גִּבֹּרֵיהוּ מְאָדָּם אַנְשֵׁי־חַיִל </text:p>
            <text:p text:style-name="P19">מְתֻלָּעִים בְּאֵשׁ־פְּלָדוֹת הָרֶכֶב בְּיוֹם </text:p>
            <text:p text:style-name="P19">הֲכִינוֹ וְהַבְּרֹשִׁים הָרְעָלוּ</text:p>
          </table:table-cell>
        </table:table-row>
        <table:table-row>
          <table:table-cell table:style-name="表44.A2" office:value-type="string">
            <text:p text:style-name="P13">a shield / his warrior / to show blood / a man – valiant</text:p>
            <text:p text:style-name="P13">to crimson / in fire – armature / a vehicle / in the day</text:p>
            <text:p text:style-name="P13">his to set up / and the cypress tree / to reel</text:p>
          </table:table-cell>
        </table:table-row>
      </table:table>
      <text:p text:style-name="P4">2. <text:span text:style-name="T6">2:4</text:span></text:p>
      <table:table table:name="表45" table:style-name="表45">
        <table:table-column table:style-name="表45.A"/>
        <table:table-row>
          <table:table-cell table:style-name="表45.A1" office:value-type="string">
            <text:p text:style-name="P19">בַּחוּצוֹת יִתְהוֹלְלוּ הָרֶכֶב יִשְׁתַּקְשְׁקוּן</text:p>
            <text:p text:style-name="P19"><text:s/>בָּרְחֹבוֹת מַרְאֵיהֶן כַּלַּפִּידִם כַּבְּרָקִים יְרוֹצֵצוּ</text:p>
          </table:table-cell>
        </table:table-row>
        <table:table-row>
          <table:table-cell table:style-name="表45.A2" office:value-type="string">
            <text:p text:style-name="P13">in the outdoor / to shine / the vehicle / to seek one against another</text:p>
            <text:p text:style-name="P13">in an area / their view ~ mar<text:span text:style-name="T7">'E:i'hen / like to shine / like a lightning / to run</text:span></text:p>
          </table:table-cell>
        </table:table-row>
      </table:table>
      <text:p text:style-name="P4">3. <text:span text:style-name="T6">XX:XX</text:span></text:p>
      <table:table table:name="表46" table:style-name="表46">
        <table:table-column table:style-name="表46.A"/>
        <table:table-row>
          <table:table-cell table:style-name="表46.A1" office:value-type="string">
            <text:p text:style-name="P19">יִזְכֹּר אַדִּירָיו יִכָּשְׁלוּ *בַהֲלִכוֹתָם [בַּהֲלִיכָתָם] יְמַהֲרוּ חוֹמָתָהּ וְהֻכַן</text:p>
            <text:p text:style-name="P19">*הַסֹּכֵ</text:p>
          </table:table-cell>
        </table:table-row>
        <table:table-row>
          <table:table-cell table:style-name="表46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191226_132757]</text:p>
      <text:p text:style-name="Text_20_body"/>
      <text:p text:style-name="P10"/>
      <text:p text:style-name="Text_20_body"><text:soft-page-break/></text:p>
      <text:p text:style-name="P3">------------------------------------------------------------</text:p>
      <text:p text:style-name="P8">[20191231_153501]</text:p>
      <text:p text:style-name="Text_20_body"/>
      <text:p text:style-name="P11"><text:span text:style-name="T1">1. </text:span><text:span text:style-name="T2">XX:XX</text:span></text:p>
      <text:p text:style-name="P4">1. <text:span text:style-name="T6">2:6</text:span></text:p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19">שַׁעֲרֵי</text:p>
            <text:p text:style-name="P19">הַנְּהָרוֹת</text:p>
            <text:p text:style-name="P19">נִפְתָּחוּ </text:p>
            <text:p text:style-name="P19">וְהַהֵיכָל </text:p>
            <text:p text:style-name="P19">נָמוֹג</text:p>
          </table:table-cell>
          <table:table-cell table:style-name="表43.B1" office:value-type="string">
            <text:p text:style-name="P20">gate</text:p>
            <text:p text:style-name="P20"/>
            <text:p text:style-name="P20">the stream</text:p>
            <text:p text:style-name="P20">to open</text:p>
            <text:p text:style-name="P20"/>
            <text:p text:style-name="P20"/>
            <text:p text:style-name="P20">the palace</text:p>
            <text:p text:style-name="P20"/>
            <text:p text:style-name="P20">to melt</text:p>
          </table:table-cell>
        </table:table-row>
        <table:table-row>
          <table:table-cell table:style-name="表43.A2" office:value-type="string">
            <text:p text:style-name="P19"/>
          </table:table-cell>
          <table:table-cell table:style-name="表43.B2" office:value-type="string">
            <text:p text:style-name="P20"/>
          </table:table-cell>
        </table:table-row>
      </table:table>
      <text:p text:style-name="P4">2. <text:span text:style-name="T6">2:7</text:span></text:p>
      <text:p text:style-name="P11"/>
      <table:table table:name="表47" table:style-name="表47">
        <table:table-column table:style-name="表47.A"/>
        <table:table-column table:style-name="表47.B"/>
        <table:table-row>
          <table:table-cell table:style-name="表47.A1" office:value-type="string">
            <text:p text:style-name="P19">וְהֻצַּב </text:p>
            <text:p text:style-name="P19">גֻּלְּתָה </text:p>
            <text:p text:style-name="P19">הֹעֲלָתָה </text:p>
            <text:p text:style-name="P19">וְאַמְהֹתֶיהָ </text:p>
            <text:p text:style-name="P19">מְנַהֲגוֹת </text:p>
            <text:p text:style-name="P19">כְּקוֹל</text:p>
            <text:p text:style-name="P19"><text:s/>יוֹנִים </text:p>
            <text:p text:style-name="P19">מְתֹפְפֹת </text:p>
            <text:p text:style-name="P19">עַל־לִבְבֵהֶן</text:p>
          </table:table-cell>
          <table:table-cell table:style-name="表47.B1" office:value-type="string">
            <text:p text:style-name="P20">Hutsav</text:p>
            <text:p text:style-name="P20"/>
            <text:p text:style-name="P20">to denude</text:p>
            <text:p text:style-name="P20"/>
            <text:p text:style-name="P20">to ascend</text:p>
            <text:p text:style-name="P20"/>
            <text:p text:style-name="P20">her maidservant</text:p>
            <text:p text:style-name="P20"/>
            <text:p text:style-name="P20">to sigh</text:p>
            <text:p text:style-name="P20"/>
            <text:p text:style-name="P20">like a voice</text:p>
            <text:p text:style-name="P20"/>
            <text:p text:style-name="P20">a dove</text:p>
            <text:p text:style-name="P20">to drum</text:p>
            <text:p text:style-name="P20"/>
            <text:p text:style-name="P20">upon their heart</text:p>
          </table:table-cell>
        </table:table-row>
        <text:soft-page-break/>
        <table:table-row>
          <table:table-cell table:style-name="表47.A2" office:value-type="string">
            <text:p text:style-name="P19"/>
          </table:table-cell>
          <table:table-cell table:style-name="表47.B2" office:value-type="string">
            <text:p text:style-name="P20"/>
          </table:table-cell>
        </table:table-row>
      </table:table>
      <text:p text:style-name="P2"/>
      <text:p text:style-name="P12"><text:span text:style-name="T3">3. </text:span><text:span text:style-name="T5">2:8</text:span></text:p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19">וְנִינְוֵה</text:p>
            <text:p text:style-name="P19"><text:s/>כִבְרֵכַת־מַיִם </text:p>
            <text:p text:style-name="P19">מִימֵי </text:p>
            <text:p text:style-name="P19">הִיא </text:p>
            <text:p text:style-name="P19">וְהֵמָּה </text:p>
            <text:p text:style-name="P19">נָסִים </text:p>
            <text:p text:style-name="P19">עִמְדוּ</text:p>
            <text:p text:style-name="P19"><text:s/>עֲמֹדוּ </text:p>
            <text:p text:style-name="P19">וְאֵין </text:p>
            <text:p text:style-name="P19">מַפְנֶה</text:p>
          </table:table-cell>
          <table:table-cell table:style-name="表48.B1" office:value-type="string">
            <text:p text:style-name="P20">nineveh</text:p>
            <text:p text:style-name="P20"/>
            <text:p text:style-name="P20">like a resorvoir - water</text:p>
            <text:p text:style-name="P20"/>
            <text:p text:style-name="P20">from the day</text:p>
            <text:p text:style-name="P20"/>
            <text:p text:style-name="P20">he/she</text:p>
            <text:p text:style-name="P20"/>
            <text:p text:style-name="P20">and they</text:p>
            <text:p text:style-name="P20"/>
            <text:p text:style-name="P20">to vanish away</text:p>
            <text:p text:style-name="P20"/>
            <text:p text:style-name="P20">to stand</text:p>
            <text:p text:style-name="P20"/>
            <text:p text:style-name="P20">to stand</text:p>
            <text:p text:style-name="P20"/>
            <text:p text:style-name="P20">not exist</text:p>
            <text:p text:style-name="P20">to face</text:p>
          </table:table-cell>
        </table:table-row>
      </table:table>
      <text:p text:style-name="P5"/>
      <text:p text:style-name="P11"><text:span text:style-name="T3">[next] </text:span><text:span text:style-name="T4">2:9</text:span></text:p>
      <text:p text:style-name="Text_20_body"/>
      <text:p text:style-name="P9">[/  20191231_160111]</text:p>
      <text:p text:style-name="Text_20_body"/>
      <text:p text:style-name="P10"/>
      <text:p text:style-name="P3">------------------------------------------------------------</text:p>
      <text:p text:style-name="P8">[20200102_105833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9</text:span></text:p>
      <table:table table:name="表51" table:style-name="表51">
        <table:table-column table:style-name="表51.A"/>
        <table:table-column table:style-name="表51.B"/>
        <text:soft-page-break/>
        <table:table-row>
          <table:table-cell table:style-name="表51.A1" office:value-type="string">
            <text:p text:style-name="P19">בֹּזּוּ </text:p>
            <text:p text:style-name="P19">כֶסֶף </text:p>
            <text:p text:style-name="P19">בֹּזּוּ </text:p>
            <text:p text:style-name="P19">זָהָב </text:p>
            <text:p text:style-name="P19">וְאֵין </text:p>
            <text:p text:style-name="P19">קֵצֶה </text:p>
            <text:p text:style-name="P19">לַתְּכוּנָה </text:p>
            <text:p text:style-name="P19">כָּבֹד</text:p>
            <text:p text:style-name="P19"><text:s/>מִכֹּל</text:p>
            <text:p text:style-name="P19"><text:s/>כְּלִי </text:p>
            <text:p text:style-name="P19">חֶמְדָּה</text:p>
          </table:table-cell>
          <table:table-cell table:style-name="表51.B1" office:value-type="string">
            <text:p text:style-name="P20">to plunder</text:p>
            <text:p text:style-name="P20"/>
            <text:p text:style-name="P20">silver</text:p>
            <text:p text:style-name="P20"/>
            <text:p text:style-name="P20">to plunder</text:p>
            <text:p text:style-name="P20">gold</text:p>
            <text:p text:style-name="P20"/>
            <text:p text:style-name="P20">to be nothing</text:p>
            <text:p text:style-name="P20"/>
            <text:p text:style-name="P20">an extremity</text:p>
            <text:p text:style-name="P20"/>
            <text:p text:style-name="P20">structure</text:p>
            <text:p text:style-name="P20"/>
            <text:p text:style-name="P20">splendor</text:p>
            <text:p text:style-name="P20"/>
            <text:p text:style-name="P20">from all</text:p>
            <text:p text:style-name="P20"/>
            <text:p text:style-name="P20">apparatus</text:p>
            <text:p text:style-name="P20"/>
            <text:p text:style-name="P20">delight</text:p>
          </table:table-cell>
        </table:table-row>
      </table:table>
      <text:p text:style-name="P5"/>
      <text:p text:style-name="P12"><text:span text:style-name="T3">1. </text:span><text:span text:style-name="T5">2:10</text:span></text:p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19">בּוּקָה</text:p>
            <text:p text:style-name="P19"><text:s/>וּמְבוּקָה</text:p>
            <text:p text:style-name="P19"><text:s/>וּמְבֻלָּקָה</text:p>
            <text:p text:style-name="P19"><text:s/>וְלֵב </text:p>
            <text:p text:style-name="P19">נָמֵס</text:p>
            <text:p text:style-name="P19"><text:s/>וּפִק </text:p>
            <text:p text:style-name="P19">בִּרְכַּיִם </text:p>
            <text:p text:style-name="P19">וְחַלְחָלָה</text:p>
            <text:p text:style-name="P19"><text:soft-page-break/><text:s/>בְּכָל־מָתְנַיִם</text:p>
            <text:p text:style-name="P19"><text:s/>וּפְנֵי </text:p>
            <text:p text:style-name="P19">כֻלָּם</text:p>
            <text:p text:style-name="P19"><text:s/>קִבְּצוּ</text:p>
            <text:p text:style-name="P19"><text:s/>פָארוּר</text:p>
          </table:table-cell>
          <table:table-cell table:style-name="表52.B1" office:value-type="string">
            <text:p text:style-name="P20">empty</text:p>
            <text:p text:style-name="P20"/>
            <text:p text:style-name="P20">and empty</text:p>
            <text:p text:style-name="P20"/>
            <text:p text:style-name="P20">to anihilate</text:p>
            <text:p text:style-name="P20"/>
            <text:p text:style-name="P20">and heart</text:p>
            <text:p text:style-name="P20"/>
            <text:p text:style-name="P20">to faint</text:p>
            <text:p text:style-name="P20"/>
            <text:p text:style-name="P20">and a tottering</text:p>
            <text:p text:style-name="P20"/>
            <text:p text:style-name="P20">knee</text:p>
            <text:p text:style-name="P20"/>
            <text:p text:style-name="P20">to writhe</text:p>
            <text:p text:style-name="P20"/>
            <text:p text:style-name="P20"><text:soft-page-break/></text:p>
            <text:p text:style-name="P20">with,in all – loins</text:p>
            <text:p text:style-name="P20"/>
            <text:p text:style-name="P20">and the face</text:p>
            <text:p text:style-name="P20"/>
            <text:p text:style-name="P20">all of them ~ xula:'m</text:p>
            <text:p text:style-name="P20"/>
            <text:p text:style-name="P20">to collect</text:p>
            <text:p text:style-name="P20"/>
            <text:p text:style-name="P20">a flush of anxiety ~ fa:ru:r</text:p>
          </table:table-cell>
        </table:table-row>
      </table:table>
      <text:p text:style-name="P5"/>
      <text:p text:style-name="P11"><text:span text:style-name="T3">[next] </text:span><text:span text:style-name="T4">2:11</text:span></text:p>
      <text:p text:style-name="Text_20_body"/>
      <text:p text:style-name="P9">[/  20200102_111208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1</text:span></text:p>
      <table:table table:name="表53" table:style-name="表53">
        <table:table-column table:style-name="表53.A"/>
        <table:table-column table:style-name="表53.B"/>
        <table:table-row>
          <table:table-cell table:style-name="表53.A1" office:value-type="string">
            <text:p text:style-name="P19">אַיֵּה</text:p>
            <text:p text:style-name="P19"><text:s/>מְעוֹן </text:p>
            <text:p text:style-name="P19">אֲרָיוֹת </text:p>
            <text:p text:style-name="P19">וּמִרְעֶה </text:p>
            <text:p text:style-name="P19">הוּא לַכְּפִרִים </text:p>
            <text:p text:style-name="P19">אֲשֶׁר</text:p>
            <text:p text:style-name="P19">*הָלַ</text:p>
            <text:p text:style-name="P19"><text:soft-page-break/>אַרְיֵה לָבִיא </text:p>
            <text:p text:style-name="P19">שָׁם גּוּר </text:p>
            <text:p text:style-name="P19">אַרְיֵה וְאֵין מַחֲרִיד</text:p>
          </table:table-cell>
          <table:table-cell table:style-name="表53.B1" office:value-type="string">
            <text:p text:style-name="P20">where ?</text:p>
            <text:p text:style-name="P20"/>
            <text:p text:style-name="P20">a retreat</text:p>
            <text:p text:style-name="P20"/>
            <text:p text:style-name="P20">a lion</text:p>
            <text:p text:style-name="P20"/>
            <text:p text:style-name="P20">and pasture</text:p>
            <text:p text:style-name="P20"/>
            <text:p text:style-name="P20">he,this / to,for a yound lion</text:p>
            <text:p text:style-name="P20"/>
            <text:p text:style-name="P20">who,that</text:p>
            <text:p text:style-name="P20"/>
            <text:p text:style-name="P20">to walk</text:p>
            <text:p text:style-name="P20"><text:soft-page-break/>a lion / to roar</text:p>
            <text:p text:style-name="P20"/>
            <text:p text:style-name="P20">there / a cub of lion</text:p>
            <text:p text:style-name="P20"/>
            <text:p text:style-name="P20">a lion / and not exist / to fear</text:p>
          </table:table-cell>
        </table:table-row>
      </table:table>
      <text:p text:style-name="P5"/>
      <text:p text:style-name="P11"><text:span text:style-name="T3">[next] </text:span><text:span text:style-name="T4">2:11</text:span></text:p>
      <text:p text:style-name="Text_20_body"/>
      <text:p text:style-name="P9">[/  20200104_110511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2</text:span></text:p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string">
            <text:p text:style-name="P19">אַרְיֵה טֹרֵף </text:p>
            <text:p text:style-name="P19">בְּדֵי גֹרוֹתָיו </text:p>
            <text:p text:style-name="P19">וּמְחַנֵּק לְלִבְאֹתָיו וַיְמַלֵּא־טֶרֶף חֹרָיו וּמְעֹנֹתָיו טְרֵפָה</text:p>
          </table:table-cell>
          <table:table-cell table:style-name="表54.B1" office:value-type="string">
            <text:p text:style-name="P20">a lion / to pull to pieces</text:p>
            <text:p text:style-name="P20"/>
            <text:p text:style-name="P20">in enough / his whelps</text:p>
            <text:p text:style-name="P20"/>
            <text:p text:style-name="P20">and to choke oneself / for his lioness</text:p>
            <text:p text:style-name="P20">to fill – prey / his den</text:p>
            <text:p text:style-name="P20"/>
            <text:p text:style-name="P20">and his dwelling / prey</text:p>
          </table:table-cell>
        </table:table-row>
      </table:table>
      <text:p text:style-name="P5"/>
      <text:p text:style-name="P11"><text:span text:style-name="T3">[next] </text:span><text:span text:style-name="T4">2:13</text:span></text:p>
      <text:p text:style-name="Text_20_body"/>
      <text:p text:style-name="P9">[/  20200105_102435]</text:p>
      <text:p text:style-name="Text_20_body"/>
      <text:p text:style-name="P10"/>
      <text:p text:style-name="Text_20_body"/>
      <text:p text:style-name="P10"><text:soft-page-break/></text:p>
      <text:p text:style-name="P3">------------------------------------------------------------</text:p>
      <text:p text:style-name="P8">[20200107_100830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3</text:span></text:p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19">הִנְנִי</text:p>
            <text:p text:style-name="P19">*אֵלַיִ</text:p>
            <text:p text:style-name="P19">נְאֻם יְהוָה צְבָאוֹת וְהִבְעַרְתִּי בֶעָשָׁן רִכְבָּהּ</text:p>
            <text:p text:style-name="P19">*וּכְפִירַיִ</text:p>
            <text:p text:style-name="P19">תֹּאכַל חָרֶב וְהִכְרַתִּי מֵאֶרֶץ</text:p>
            <text:p text:style-name="P19">*טַרְפֵּ</text:p>
            <text:p text:style-name="P19">וְלֹא־יִשָּׁמַע עוֹד קוֹל מַלְאָכֵכֵה ס</text:p>
          </table:table-cell>
          <table:table-cell table:style-name="表55.B1" office:value-type="string">
            <text:p text:style-name="P20">behold me</text:p>
            <text:p text:style-name="P20"/>
            <text:p text:style-name="P20">towards thee</text:p>
            <text:p text:style-name="P20"/>
            <text:p text:style-name="P20">saith / jehovah / mass of persons</text:p>
            <text:p text:style-name="P20"/>
            <text:p text:style-name="P20">and I will consume / towards smoke / her vehicle</text:p>
            <text:p text:style-name="P20">and your yound lion</text:p>
            <text:p text:style-name="P20">to eat / sword / and I will cut off</text:p>
            <text:p text:style-name="P20"/>
            <text:p text:style-name="P20">from the earth</text:p>
            <text:p text:style-name="P20"/>
            <text:p text:style-name="P20">thy prey</text:p>
            <text:p text:style-name="P20"/>
            <text:p text:style-name="P20">and not to hear / again / to call</text:p>
            <text:p text:style-name="P20">thy messenger</text:p>
          </table:table-cell>
        </table:table-row>
      </table:table>
      <text:p text:style-name="P5"/>
      <text:p text:style-name="P11"><text:span text:style-name="T3">[next] </text:span><text:span text:style-name="T4">3:1</text:span></text:p>
      <text:p text:style-name="Text_20_body"/>
      <text:p text:style-name="P9">[/  20200107_102225]</text:p>
      <text:p text:style-name="Text_20_body"/>
      <text:p text:style-name="P10"/>
      <text:p text:style-name="P3">------------------------------------------------------------</text:p>
      <text:p text:style-name="P8">[20200109_151428]</text:p>
      <text:p text:style-name="Text_20_body"/>
      <text:p text:style-name="P11"><text:soft-page-break/><text:span text:style-name="T1">1. </text:span><text:span text:style-name="T2">XX:XX</text:span></text:p>
      <text:p text:style-name="P12"><text:span text:style-name="T3">1. </text:span><text:span text:style-name="T5">3:1</text:span></text:p>
      <table:table table:name="表56" table:style-name="表56">
        <table:table-column table:style-name="表56.A"/>
        <table:table-column table:style-name="表56.B"/>
        <table:table-row>
          <table:table-cell table:style-name="表56.A1" office:value-type="string">
            <text:p text:style-name="P19">הוֹי עִיר דָּמִים כֻּלָּהּ כַּחַשׁ פֶּרֶק </text:p>
            <text:p text:style-name="P19">מְלֵאָה לֹא יָמִישׁ טָרֶף</text:p>
          </table:table-cell>
          <table:table-cell table:style-name="表56.B1" office:value-type="string">
            <text:p text:style-name="P20">oh! / a city / blood / her whole</text:p>
            <text:p text:style-name="P20"/>
            <text:p text:style-name="P20">hypocracy / a fork in roads</text:p>
            <text:p text:style-name="P20"/>
            <text:p text:style-name="P20">fulfilled / not / to withdraw / the prey</text:p>
          </table:table-cell>
        </table:table-row>
      </table:table>
      <text:p text:style-name="P5"/>
      <text:p text:style-name="P12"><text:span text:style-name="T3">1. </text:span><text:span text:style-name="T5">3:2</text:span></text:p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19">קוֹל שׁוֹט וְקוֹל </text:p>
            <text:p text:style-name="P19">רַעַשׁ אוֹפָן וְסוּס</text:p>
            <text:p text:style-name="P19"><text:s/>דֹּהֵר וּמֶרְכָּבָה</text:p>
            <text:p text:style-name="P19"><text:s/>מְרַקֵּדָה</text:p>
          </table:table-cell>
          <table:table-cell table:style-name="表57.B1" office:value-type="string">
            <text:p text:style-name="P20">a voice / a lash / and a voice</text:p>
            <text:p text:style-name="P20"/>
            <text:p text:style-name="P20">vibration / a wheel / and a horse</text:p>
            <text:p text:style-name="P20"/>
            <text:p text:style-name="P20">to move irregularly / and a chariot</text:p>
            <text:p text:style-name="P20"/>
            <text:p text:style-name="P20">to spring about</text:p>
          </table:table-cell>
        </table:table-row>
      </table:table>
      <text:p text:style-name="P5"/>
      <text:p text:style-name="P12"><text:span text:style-name="T3">1. </text:span><text:span text:style-name="T5">3:3</text:span></text:p>
      <table:table table:name="表58" table:style-name="表58">
        <table:table-column table:style-name="表58.A"/>
        <table:table-column table:style-name="表58.B"/>
        <table:table-row>
          <table:table-cell table:style-name="表58.A1" office:value-type="string">
            <text:p text:style-name="P19">פָּרָשׁ מַעֲלֶה וְלַהַב </text:p>
            <text:p text:style-name="P19">חֶרֶב וּבְרַק חֲנִית</text:p>
            <text:p text:style-name="P19"><text:s/>וְרֹב חָלָל</text:p>
            <text:p text:style-name="P19"><text:s/>וְכֹבֶד פָּגֶר </text:p>
            <text:p text:style-name="P19">וְאֵין קֵצֶה </text:p>
            <text:p text:style-name="P19">לַגְּוִיָּה *יִכְשְׁלוּ [וְכָשְׁלוּ] בִּגְוִיָּתָם</text:p>
          </table:table-cell>
          <table:table-cell table:style-name="表58.B1" office:value-type="string">
            <text:p text:style-name="P20">a driver / to lift up/ and a polished blade</text:p>
            <text:p text:style-name="P20">a sword / and a gleam / a lance</text:p>
            <text:p text:style-name="P20"/>
            <text:p text:style-name="P20">and abundance / pierced to death</text:p>
            <text:p text:style-name="P20">and multitude / a carcase</text:p>
            <text:p text:style-name="P20"/>
            <text:p text:style-name="P20">and not exist / an extremity</text:p>
            <text:p text:style-name="P20">for a body <text:s/>/ to falter</text:p>
            <text:p text:style-name="P20"/>
            <text:p text:style-name="P20"/>
            <text:p text:style-name="P20">on their body</text:p>
          </table:table-cell>
        </table:table-row>
      </table:table>
      <text:p text:style-name="P5"/>
      <text:p text:style-name="P12"><text:span text:style-name="T3">1. </text:span><text:span text:style-name="T5">3:4</text:span></text:p>
      <table:table table:name="表59" table:style-name="表59">
        <table:table-column table:style-name="表59.A"/>
        <table:table-column table:style-name="表59.B"/>
        <text:soft-page-break/>
        <table:table-row>
          <table:table-cell table:style-name="表59.A1" office:value-type="string">
            <text:p text:style-name="P19">מֵרֹב זְנוּנֵי </text:p>
            <text:p text:style-name="P19">זוֹנָה טוֹבַת חֵן </text:p>
            <text:p text:style-name="P19">בַּעֲלַת כְּשָׁפִים הַמֹּכֶרֶת גּוֹיִם בִּזְנוּנֶיהָ וּמִשְׁפָּחוֹת בִּכְשָׁפֶיהָ</text:p>
          </table:table-cell>
          <table:table-cell table:style-name="表59.B1" office:value-type="string">
            <text:p text:style-name="P20">from abundance / to commit adultry</text:p>
            <text:p text:style-name="P20">to commit idolatry / good / graciousness</text:p>
            <text:p text:style-name="P20">mistress / magic / the to sell</text:p>
            <text:p text:style-name="P20"/>
            <text:p text:style-name="P20">Gentile / in her adultery</text:p>
            <text:p text:style-name="P20"/>
            <text:p text:style-name="P20">and family / in her magic</text:p>
          </table:table-cell>
        </table:table-row>
      </table:table>
      <text:p text:style-name="P5"/>
      <text:p text:style-name="P11"><text:span text:style-name="T3">[next] </text:span><text:span text:style-name="T4">3:5</text:span></text:p>
      <text:p text:style-name="Text_20_body"/>
      <text:p text:style-name="P9">[/  20200109_153507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>20200112_073725</text:p>
      <text:p text:style-name="P11"><text:span text:style-name="T1">1. </text:span><text:span text:style-name="T2">XX:XX</text:span></text:p>
      <text:p text:style-name="P12"><text:span text:style-name="T3">1. </text:span><text:span text:style-name="T5">3:5</text:span></text:p>
      <table:table table:name="表60" table:style-name="表60">
        <table:table-column table:style-name="表60.A"/>
        <table:table-column table:style-name="表60.B"/>
        <table:table-row>
          <table:table-cell table:style-name="表60.A1" office:value-type="string">
            <text:p text:style-name="P19">הִנְנִי</text:p>
            <text:p text:style-name="P19"><text:s/>**אֵלַיִ</text:p>
            <text:p text:style-name="P19">נְאֻם יְהוָה צְבָאוֹת וְגִלֵּיתִי</text:p>
            <text:p text:style-name="P19">**שׁוּלַיִ</text:p>
            <text:p text:style-name="P19">**עַל־פָּנָיִ</text:p>
            <text:p text:style-name="P19">וְהַרְאֵיתִי גוֹיִם</text:p>
            <text:p text:style-name="P19">*מַעְרֵ</text:p>
            <text:p text:style-name="P19"><text:soft-page-break/>וּמַמְלָכוֹת</text:p>
            <text:p text:style-name="P19">*קְלוֹנֵ</text:p>
          </table:table-cell>
          <table:table-cell table:style-name="表60.B1" office:value-type="string">
            <text:p text:style-name="P20">behold me</text:p>
            <text:p text:style-name="P20"/>
            <text:p text:style-name="P20">towards thee</text:p>
            <text:p text:style-name="P20"/>
            <text:p text:style-name="P20">oracle / jehovah / army</text:p>
            <text:p text:style-name="P20"/>
            <text:p text:style-name="P20">and denude</text:p>
            <text:p text:style-name="P20"/>
            <text:p text:style-name="P20">thy skirt</text:p>
            <text:p text:style-name="P20"/>
            <text:p text:style-name="P20">against thy face</text:p>
            <text:p text:style-name="P20"/>
            <text:p text:style-name="P20">and to see / Gentile</text:p>
            <text:p text:style-name="P20">nude</text:p>
            <text:p text:style-name="P20"><text:soft-page-break/>and dominion</text:p>
            <text:p text:style-name="P20"/>
            <text:p text:style-name="P20">thy disgrace</text:p>
          </table:table-cell>
        </table:table-row>
      </table:table>
      <text:p text:style-name="P5"/>
      <text:p text:style-name="P12"><text:span text:style-name="T3">1. </text:span><text:span text:style-name="T5">3:6</text:span></text:p>
      <table:table table:name="表61" table:style-name="表61">
        <table:table-column table:style-name="表61.A"/>
        <table:table-column table:style-name="表61.B"/>
        <table:table-row>
          <table:table-cell table:style-name="表61.A1" office:value-type="string">
            <text:p text:style-name="P19">וְהִשְׁלַכְתִּי</text:p>
            <text:p text:style-name="P19">**עָלַיִ</text:p>
            <text:p text:style-name="P19">שִׁקֻּצִים</text:p>
            <text:p text:style-name="P19">**וְנִבַּלְתִּי</text:p>
            <text:p text:style-name="P19">**וְשַׂמְתִּי</text:p>
            <text:p text:style-name="P19">כְּרֹאִי</text:p>
          </table:table-cell>
          <table:table-cell table:style-name="表61.B1" office:value-type="string">
            <text:p text:style-name="P20">and to throw</text:p>
            <text:p text:style-name="P20"/>
            <text:p text:style-name="P20">against thee</text:p>
            <text:p text:style-name="P20"/>
            <text:p text:style-name="P20">filthy</text:p>
            <text:p text:style-name="P20"/>
            <text:p text:style-name="P20">and I will disgrace thee</text:p>
            <text:p text:style-name="P20"/>
            <text:p text:style-name="P20">and I will put thee</text:p>
            <text:p text:style-name="P20">as a sight</text:p>
          </table:table-cell>
        </table:table-row>
      </table:table>
      <text:p text:style-name="P5"/>
      <text:p text:style-name="P12"><text:span text:style-name="T3">1. </text:span><text:span text:style-name="T5">3:7</text:span></text:p>
      <table:table table:name="表62" table:style-name="表62">
        <table:table-column table:style-name="表62.A"/>
        <table:table-column table:style-name="表62.B"/>
        <table:table-row>
          <table:table-cell table:style-name="表62.A1" office:value-type="string">
            <text:p text:style-name="P19">וְהָיָה כָל</text:p>
            <text:p text:style-name="P19">**רֹאַיִ</text:p>
            <text:p text:style-name="P19">יִדּוֹד</text:p>
            <text:p text:style-name="P19">**מִמֵּ</text:p>
            <text:p text:style-name="P19">וְאָמַר שָׁדְּדָה נִינְוֵה</text:p>
            <text:p text:style-name="P19"><text:s/>מִי יָנוּד לָהּ</text:p>
            <text:p text:style-name="P19"><text:s/>מֵאַיִן אֲבַקֵּשׁ</text:p>
            <text:p text:style-name="P19"><text:s/>מְנַחֲמִים</text:p>
            <text:p text:style-name="P19">**לָ</text:p>
          </table:table-cell>
          <table:table-cell table:style-name="表62.B1" office:value-type="string">
            <text:p text:style-name="P20">and to come to pass / all</text:p>
            <text:p text:style-name="P20"/>
            <text:p text:style-name="P20">to see thee</text:p>
            <text:p text:style-name="P20"/>
            <text:p text:style-name="P20">to flee</text:p>
            <text:p text:style-name="P20"/>
            <text:p text:style-name="P20">from thee</text:p>
            <text:p text:style-name="P20"/>
            <text:p text:style-name="P20">and to say / to ravage / nineve</text:p>
            <text:p text:style-name="P20"/>
            <text:p text:style-name="P20">who ? / to deplore / towards her</text:p>
            <text:p text:style-name="P20"/>
            <text:p text:style-name="P20">from where ? / to search out</text:p>
            <text:p text:style-name="P20"/>
            <text:p text:style-name="P20">to console</text:p>
            <text:p text:style-name="P20">towards thee</text:p>
          </table:table-cell>
        </table:table-row>
      </table:table>
      <text:p text:style-name="P5"/>
      <text:p text:style-name="P11"><text:soft-page-break/><text:span text:style-name="T3">[next] </text:span><text:span text:style-name="T4">XX:XX</text:span></text:p>
      <text:p text:style-name="Text_20_body"/>
      <text:p text:style-name="P9">[/  20200112_080608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8</text:span></text:p>
      <table:table table:name="表63" table:style-name="表63">
        <table:table-column table:style-name="表63.A"/>
        <table:table-column table:style-name="表63.B"/>
        <table:table-row>
          <table:table-cell table:style-name="表63.A1" office:value-type="string">
            <text:p text:style-name="P19">הֲתֵיטְבִי </text:p>
            <text:p text:style-name="P19">מִנֹּא אָמוֹן הַיֹּשְׁבָה בַּיְאֹרִים מַיִם סָבִיב </text:p>
            <text:p text:style-name="P19">לָהּ אֲשֶׁר־חֵיל </text:p>
            <text:p text:style-name="P19">יָם מִיָּם חוֹמָתָהּ</text:p>
          </table:table-cell>
          <table:table-cell table:style-name="表63.B1" office:value-type="string">
            <text:p text:style-name="P20">who,that to make well</text:p>
            <text:p text:style-name="P20"/>
            <text:p text:style-name="P20">from No / Amon / the to dwell</text:p>
            <text:p text:style-name="P20"/>
            <text:p text:style-name="P20">in Nile / waters / around</text:p>
            <text:p text:style-name="P20"/>
            <text:p text:style-name="P20">towards her / who,that – army</text:p>
            <text:p text:style-name="P20"/>
            <text:p text:style-name="P20">a sea / from a sea / her wall</text:p>
          </table:table-cell>
        </table:table-row>
      </table:table>
      <text:p text:style-name="P5"/>
      <text:p text:style-name="P12"><text:span text:style-name="T3">1. </text:span><text:span text:style-name="T5">3:9</text:span></text:p>
      <table:table table:name="表64" table:style-name="表64">
        <table:table-column table:style-name="表64.A"/>
        <table:table-column table:style-name="表64.B"/>
        <table:table-row>
          <table:table-cell table:style-name="表64.A1" office:value-type="string">
            <text:p text:style-name="P19">כּוּשׁ עָצְמָה </text:p>
            <text:p text:style-name="P19">וּמִצְרַיִם וְאֵין</text:p>
            <text:p text:style-name="P19"><text:s/>קֵצֶה פּוּט וְלוּבִים </text:p>
            <text:p text:style-name="P19">הָיוּ </text:p>
            <text:p text:style-name="P19">**בְּעֶזְרָתֵ</text:p>
          </table:table-cell>
          <table:table-cell table:style-name="表64.B1" office:value-type="string">
            <text:p text:style-name="P20">Kush / her powerfulness</text:p>
            <text:p text:style-name="P20"/>
            <text:p text:style-name="P20">and Mitsrajim / and not exist</text:p>
            <text:p text:style-name="P20"/>
            <text:p text:style-name="P20">an extremity / Put / and Libyan</text:p>
            <text:p text:style-name="P20"/>
            <text:p text:style-name="P20">to exist</text:p>
            <text:p text:style-name="P20"/>
            <text:p text:style-name="P20">towards thy helper</text:p>
          </table:table-cell>
        </table:table-row>
      </table:table>
      <text:p text:style-name="P5"/>
      <text:p text:style-name="P12"><text:span text:style-name="T3">1. </text:span><text:span text:style-name="T5">3:10</text:span></text:p>
      <table:table table:name="表65" table:style-name="表65">
        <table:table-column table:style-name="表65.A"/>
        <table:table-column table:style-name="表65.B"/>
        <text:soft-page-break/>
        <table:table-row>
          <table:table-cell table:style-name="表65.A1" office:value-type="string">
            <text:p text:style-name="P19">גַּם־הִיא לַגֹּלָה </text:p>
            <text:p text:style-name="P19">הָלְכָה בַשֶּׁבִי גַּם </text:p>
            <text:p text:style-name="P19">עֹלָלֶיהָ יְרֻטְּשׁוּ </text:p>
            <text:p text:style-name="P19">בְּרֹאשׁ כָּל־חוּצוֹת </text:p>
            <text:p text:style-name="P19">וְעַל־נִכְבַּדֶּיהָ</text:p>
            <text:p text:style-name="P19"><text:s/>יַדּוּ גוֹרָל</text:p>
            <text:p text:style-name="P19"><text:s/>וְכָל־גְּדוֹלֶיהָ רֻתְּקוּ בַזִּקִּים</text:p>
          </table:table-cell>
          <table:table-cell table:style-name="表65.B1" office:value-type="string">
            <text:p text:style-name="P20">even,though – he,she / for exile</text:p>
            <text:p text:style-name="P20"/>
            <text:p text:style-name="P20">to walk / in exiled / even,though</text:p>
            <text:p text:style-name="P20"/>
            <text:p text:style-name="P20">her suckling / to dash down</text:p>
            <text:p text:style-name="P20"/>
            <text:p text:style-name="P20">towards head / all – to sever</text:p>
            <text:p text:style-name="P20"/>
            <text:p text:style-name="P20">and upon – to make her weighty</text:p>
            <text:p text:style-name="P20"/>
            <text:p text:style-name="P20">to throw / a lot</text:p>
            <text:p text:style-name="P20"/>
            <text:p text:style-name="P20">and all – her great / to fasten</text:p>
            <text:p text:style-name="P20"/>
            <text:p text:style-name="P20">towards a bond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200113_092852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1</text:span></text:p>
      <table:table table:name="表66" table:style-name="表66">
        <table:table-column table:style-name="表66.A"/>
        <table:table-column table:style-name="表66.B"/>
        <table:table-row>
          <table:table-cell table:style-name="表66.A1" office:value-type="string">
            <text:p text:style-name="P19">גַּם־אַתְּ תִּשְׁכְּרִי</text:p>
            <text:p text:style-name="P19"><text:s/>תְּהִי נַעֲלָמָה גַּם־אַתְּ תְּבַקְשִׁי מָעוֹז </text:p>
            <text:p text:style-name="P19">מֵאוֹיֵב</text:p>
          </table:table-cell>
          <table:table-cell table:style-name="表66.B1" office:value-type="string">
            <text:p text:style-name="P20">also – thee / to become tipsy</text:p>
            <text:p text:style-name="P20"/>
            <text:p text:style-name="P20">to become / to veil / also – thee</text:p>
            <text:p text:style-name="P20"/>
            <text:p text:style-name="P20">to search / a fortified place</text:p>
            <text:p text:style-name="P20"/>
            <text:p text:style-name="P20">from an adversary</text:p>
          </table:table-cell>
        </table:table-row>
      </table:table>
      <text:p text:style-name="P5"/>
      <text:p text:style-name="P12"><text:soft-page-break/><text:span text:style-name="T3">1. </text:span><text:span text:style-name="T5">3:12</text:span></text:p>
      <table:table table:name="表67" table:style-name="表67">
        <table:table-column table:style-name="表67.A"/>
        <table:table-column table:style-name="表67.B"/>
        <table:table-row>
          <table:table-cell table:style-name="表67.A1" office:value-type="string">
            <text:p text:style-name="P19">**כָּל־מִבְצָרַיִ</text:p>
            <text:p text:style-name="P19">תְּאֵנִים עִם־בִּכּוּרִים אִם־יִנּוֹעוּ </text:p>
            <text:p text:style-name="P19">וְנָפְלוּ עַל־פִּי </text:p>
            <text:p text:style-name="P19">אוֹכֵל</text:p>
          </table:table-cell>
          <table:table-cell table:style-name="表67.B1" office:value-type="string">
            <text:p text:style-name="P20">all – thy fortification</text:p>
            <text:p text:style-name="P20"/>
            <text:p text:style-name="P20">the fig tree / with – the first fruits</text:p>
            <text:p text:style-name="P20"/>
            <text:p text:style-name="P20">lo,whether – to waver</text:p>
            <text:p text:style-name="P20"/>
            <text:p text:style-name="P20">and to fall / upon – mouth</text:p>
            <text:p text:style-name="P20">to eat</text:p>
          </table:table-cell>
        </table:table-row>
      </table:table>
      <text:p text:style-name="P5"/>
      <text:p text:style-name="P12"><text:span text:style-name="T3">1. </text:span><text:span text:style-name="T5">3:13</text:span></text:p>
      <table:table table:name="表68" table:style-name="表68">
        <table:table-column table:style-name="表68.A"/>
        <table:table-column table:style-name="表68.B"/>
        <table:table-row>
          <table:table-cell table:style-name="表68.A1" office:value-type="string">
            <text:p text:style-name="P19">**הִנֵּה עַמֵּ</text:p>
            <text:p text:style-name="P19">**נָשִׁים בְּקִרְבֵּ</text:p>
            <text:p text:style-name="P19">**לְאֹיְבַיִ</text:p>
            <text:p text:style-name="P19">פָּתוֹחַ נִפְתְּחוּ שַׁעֲרֵי</text:p>
            <text:p text:style-name="P19">אַרְצֵך</text:p>
            <text:p text:style-name="P19">אָכְלָה אֵשׁ בְּרִיחָיִך</text:p>
          </table:table-cell>
          <table:table-cell table:style-name="表68.B1" office:value-type="string">
            <text:p text:style-name="P20">lo! / thy people</text:p>
            <text:p text:style-name="P20"/>
            <text:p text:style-name="P20">women / in the midst of thee</text:p>
            <text:p text:style-name="P20"/>
            <text:p text:style-name="P20">towards thine adversary</text:p>
            <text:p text:style-name="P20"/>
            <text:p text:style-name="P20">to open / to loosen / a gate</text:p>
            <text:p text:style-name="P20"/>
            <text:p text:style-name="P20">thy land</text:p>
            <text:p text:style-name="P20">to eat / fire / thy bolt ~ b'riycha:yix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200114_091633]</text:p>
      <text:p text:style-name="Text_20_body"/>
      <text:p text:style-name="P10"/>
      <text:p text:style-name="P3">------------------------------------------------------------</text:p>
      <text:p text:style-name="P8">[20200116_125820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4</text:span></text:p>
      <table:table table:name="表71" table:style-name="表71">
        <table:table-column table:style-name="表71.A"/>
        <table:table-column table:style-name="表71.B"/>
        <text:soft-page-break/>
        <table:table-row>
          <table:table-cell table:style-name="表71.A1" office:value-type="string">
            <text:p text:style-name="P19">מֵי מָצוֹר שַׁאֲבִי</text:p>
            <text:p text:style-name="P19">**לָ</text:p>
            <text:p text:style-name="P19">**חַזְּקִי מִבְצָרָיִ</text:p>
            <text:p text:style-name="P19">בֹּאִי בַטִּיט </text:p>
            <text:p text:style-name="P19">וְרִמְסִי בַחֹמֶר</text:p>
            <text:p text:style-name="P19"><text:s/>הַחֲזִיקִי מַלְבֵּן</text:p>
          </table:table-cell>
          <table:table-cell table:style-name="表71.B1" office:value-type="string">
            <text:p text:style-name="P20">water / a siege / to bale up</text:p>
            <text:p text:style-name="P20"/>
            <text:p text:style-name="P20">towards thee</text:p>
            <text:p text:style-name="P20"/>
            <text:p text:style-name="P20">to fasten / thy fortification</text:p>
            <text:p text:style-name="P20"/>
            <text:p text:style-name="P20">to go,come / towards mud</text:p>
            <text:p text:style-name="P20">and to tread upon / into clay</text:p>
            <text:p text:style-name="P20"/>
            <text:p text:style-name="P20">to fasten / brickkiln</text:p>
          </table:table-cell>
        </table:table-row>
      </table:table>
      <text:p text:style-name="P5"/>
      <text:p text:style-name="P12"><text:span text:style-name="T3">2. </text:span><text:span text:style-name="T5">3:15</text:span></text:p>
      <table:table table:name="表72" table:style-name="表72">
        <table:table-column table:style-name="表72.A"/>
        <table:table-column table:style-name="表72.B"/>
        <table:table-row>
          <table:table-cell table:style-name="表72.A1" office:value-type="string">
            <text:p text:style-name="P19">**שָׁם תֹּאכְלֵ</text:p>
            <text:p text:style-name="P19">*אֵשׁ תַּכְרִיתֵ</text:p>
            <text:p text:style-name="P19">**חֶרֶב תֹּאכְלֵ</text:p>
            <text:p text:style-name="P19">כַּיָּלֶק הִתְכַּבֵּד</text:p>
            <text:p text:style-name="P19"><text:s/>כַּיֶּלֶק הִתְכַּבְּדִי </text:p>
            <text:p text:style-name="P19">כָּאַרְבֶּה</text:p>
          </table:table-cell>
          <table:table-cell table:style-name="表72.B1" office:value-type="string">
            <text:p text:style-name="P20">there / to eat thee</text:p>
            <text:p text:style-name="P20"/>
            <text:p text:style-name="P20">fire / to cut thee off</text:p>
            <text:p text:style-name="P20"/>
            <text:p text:style-name="P20">sword / to eat thee up</text:p>
            <text:p text:style-name="P20"/>
            <text:p text:style-name="P20">like a divourer / to severe</text:p>
            <text:p text:style-name="P20"/>
            <text:p text:style-name="P20">like a divourer / to sereve</text:p>
            <text:p text:style-name="P20">like a locust</text:p>
          </table:table-cell>
        </table:table-row>
      </table:table>
      <text:p text:style-name="P5"/>
      <text:p text:style-name="P12"><text:span text:style-name="T3">3. </text:span><text:span text:style-name="T5">3:16</text:span></text:p>
      <table:table table:name="表73" table:style-name="表73">
        <table:table-column table:style-name="表73.A"/>
        <table:table-column table:style-name="表73.B"/>
        <table:table-row>
          <table:table-cell table:style-name="表73.A1" office:value-type="string">
            <text:p text:style-name="P19">**הִרְבֵּית רֹכְלַיִ</text:p>
            <text:p text:style-name="P19">מִכּוֹכְבֵי הַשָּׁמָיִם יֶלֶק פָּשַׁט וַיָּעֹף</text:p>
          </table:table-cell>
          <table:table-cell table:style-name="表73.B1" office:value-type="string">
            <text:p text:style-name="P20">to increase / thy to travel for trading</text:p>
            <text:p text:style-name="P20"/>
            <text:p text:style-name="P20">from a star / the sky / a devouerer</text:p>
            <text:p text:style-name="P20">to spread / and to fly</text:p>
          </table:table-cell>
        </table:table-row>
      </table:table>
      <text:p text:style-name="P5"/>
      <text:p text:style-name="P11"><text:span text:style-name="T3">[next] </text:span><text:span text:style-name="T4">3:17</text:span></text:p>
      <text:p text:style-name="Text_20_body"/>
      <text:p text:style-name="P9">[/  20200116_132755]</text:p>
      <text:p text:style-name="Text_20_body"><text:soft-page-break/></text:p>
      <text:p text:style-name="P10"/>
      <text:p text:style-name="P3">------------------------------------------------------------</text:p>
      <text:p text:style-name="P8">[20200117_073026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17</text:span></text:p>
      <table:table table:name="表74" table:style-name="表74">
        <table:table-column table:style-name="表74.A"/>
        <table:table-column table:style-name="表74.B"/>
        <table:table-row>
          <table:table-cell table:style-name="表74.A1" office:value-type="string">
            <text:p text:style-name="P19">**מִנְּזָרַיִ</text:p>
            <text:p text:style-name="P19">*כָּאַרְבֶּה וְטַפְסְרַיִ</text:p>
            <text:p text:style-name="P19">כְּגוֹב גֹּבָי הַחוֹנִים בַּגְּדֵרוֹת בְּיוֹם</text:p>
            <text:p text:style-name="P19"><text:s/>קָרָה שֶׁמֶשׁ זָרְחָה וְנוֹדַד וְלֹא־נוֹדַע </text:p>
            <text:p text:style-name="P19">מְקוֹמוֹ אַיָּם</text:p>
          </table:table-cell>
          <table:table-cell table:style-name="表74.B1" office:value-type="string">
            <text:p text:style-name="P20">thy prince</text:p>
            <text:p text:style-name="P20"/>
            <text:p text:style-name="P20">like a locust / and thy governer</text:p>
            <text:p text:style-name="P20"/>
            <text:p text:style-name="P20">locust / locust / a tent</text:p>
            <text:p text:style-name="P20"/>
            <text:p text:style-name="P20">in,towards inclosure / in the day</text:p>
            <text:p text:style-name="P20"/>
            <text:p text:style-name="P20">coolness / the sun<text:span text:style-name="T7"> / irradiate</text:span></text:p>
            <text:p text:style-name="P21"/>
            <text:p text:style-name="P21">and to flee / and no recognition</text:p>
            <text:p text:style-name="P21"/>
            <text:p text:style-name="P21">his locality / where ? their</text:p>
          </table:table-cell>
        </table:table-row>
      </table:table>
      <text:p text:style-name="P5"/>
      <text:p text:style-name="P12"><text:span text:style-name="T3">2. </text:span><text:span text:style-name="T5">3:18</text:span></text:p>
      <table:table table:name="表75" table:style-name="表75">
        <table:table-column table:style-name="表75.A"/>
        <table:table-column table:style-name="表75.B"/>
        <table:table-row>
          <table:table-cell table:style-name="表75.A1" office:value-type="string">
            <text:p text:style-name="P19">*נָמוּ רֹעֶי</text:p>
            <text:p text:style-name="P19">**מֶלֶ</text:p>
            <text:p text:style-name="P19">*אַשּׁוּר יִשְׁכְּנוּ אַדִּירֶי</text:p>
            <text:p text:style-name="P19">*נָפֹשׁוּ עַמְּ</text:p>
            <text:p text:style-name="P19">עַל־הֶהָרִים </text:p>
            <text:p text:style-name="P19">וְאֵין מְקַבֵּץ</text:p>
          </table:table-cell>
          <table:table-cell table:style-name="表75.B1" office:value-type="string">
            <text:p text:style-name="P20">to slumber / thy to graze</text:p>
            <text:p text:style-name="P20"/>
            <text:p text:style-name="P20">a king</text:p>
            <text:p text:style-name="P20"/>
            <text:p text:style-name="P20">Ashshur / to reside / thy powerful</text:p>
            <text:p text:style-name="P20"/>
            <text:p text:style-name="P20">to spread / thy tribe</text:p>
            <text:p text:style-name="P20"/>
            <text:p text:style-name="P20">against mountains</text:p>
            <text:p text:style-name="P20">and not to exist / to collect</text:p>
          </table:table-cell>
        </table:table-row>
      </table:table>
      <text:p text:style-name="P5"/>
      <text:p text:style-name="P12"><text:span text:style-name="T3">3. </text:span><text:span text:style-name="T5">3:19</text:span></text:p>
      <table:table table:name="表76" table:style-name="表76">
        <table:table-column table:style-name="表76.A"/>
        <table:table-column table:style-name="表76.B"/>
        <text:soft-page-break/>
        <table:table-row>
          <table:table-cell table:style-name="表76.A1" office:value-type="string">
            <text:p text:style-name="P19">*אֵין־כֵּהָה </text:p>
            <text:p text:style-name="P19">לְשִׁבְרֶ</text:p>
            <text:p text:style-name="P19">**נַחְלָה מַכָּתֶ</text:p>
            <text:p text:style-name="P19">**כֹּל שֹׁמְעֵי שִׁמְעֲ</text:p>
            <text:p text:style-name="P19">**תָּקְעוּ כַף עָלֶי</text:p>
            <text:p text:style-name="P19">כִּי עַל־מִי לֹא־עָבְרָה **רָעָתְ</text:p>
            <text:p text:style-name="P19">תָּמִיד</text:p>
          </table:table-cell>
          <table:table-cell table:style-name="表76.B1" office:value-type="string">
            <text:p text:style-name="P20">not exist – weakening</text:p>
            <text:p text:style-name="P20"/>
            <text:p text:style-name="P20">in thy ruin</text:p>
            <text:p text:style-name="P20"/>
            <text:p text:style-name="P20">to be weak / thy wound</text:p>
            <text:p text:style-name="P20"/>
            <text:p text:style-name="P20">all / to hear / thy sound</text:p>
            <text:p text:style-name="P20"/>
            <text:p text:style-name="P20">to slap / hand / above thee</text:p>
            <text:p text:style-name="P20">for / upon who ? / not to cross</text:p>
            <text:p text:style-name="P20"/>
            <text:p text:style-name="P20">thy evil</text:p>
            <text:p text:style-name="P20"/>
            <text:p text:style-name="P20">constant</text:p>
          </table:table-cell>
        </table:table-row>
      </table:table>
      <text:p text:style-name="P5"/>
      <text:p text:style-name="P11"><text:span text:style-name="T3">[next] </text:span><text:span text:style-name="T4">4:1</text:span></text:p>
      <text:p text:style-name="Text_20_body"/>
      <text:p text:style-name="P9">[/  20200117_094020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118_072246]</text:p>
      <text:p text:style-name="Text_20_body"/>
      <text:p text:style-name="P11"><text:span text:style-name="T1">1. </text:span><text:a xlink:type="simple" xlink:href="http://www.qbible.com/hebrew-old-testament/habakkuk/1.html" text:style-name="Internet_20_link" text:visited-style-name="Visited_20_Internet_20_Link">http://www.qbible.com/hebrew-old-testament/habakkuk/1.html</text:a><text:span text:style-name="T2"> </text:span></text:p>
      <text:p text:style-name="P12"><text:span text:style-name="T3">1. </text:span><text:span text:style-name="T5">1:1</text:span></text:p>
      <table:table table:name="表77" table:style-name="表77">
        <table:table-column table:style-name="表77.A"/>
        <table:table-column table:style-name="表77.B"/>
        <table:table-row>
          <table:table-cell table:style-name="表77.A1" office:value-type="string">
            <text:p text:style-name="P19">הַמַּשָּׂא אֲשֶׁר </text:p>
            <text:p text:style-name="P19">חָזָה חֲבַקּוּק הַנָּבִיא</text:p>
          </table:table-cell>
          <table:table-cell table:style-name="表77.B1" office:value-type="string">
            <text:p text:style-name="P20">the burden / who,which</text:p>
            <text:p text:style-name="P20"/>
            <text:p text:style-name="P20">to gaze at / havakuk / the prophet</text:p>
          </table:table-cell>
        </table:table-row>
      </table:table>
      <text:p text:style-name="P5"/>
      <text:p text:style-name="P12"><text:span text:style-name="T3">2. </text:span><text:span text:style-name="T5">1:2</text:span></text:p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19">עַד־אָנָה </text:p>
            <text:p text:style-name="P19"><text:soft-page-break/>יְהוָה שִׁוַּעְתִּי </text:p>
            <text:p text:style-name="P19">לֹא תִשְׁמָע אֶזְעַק </text:p>
            <text:p text:style-name="P19">אֵלֶי</text:p>
            <text:p text:style-name="P19">**</text:p>
            <text:p text:style-name="P19">חָמָס וְלֹא תוֹשִׁיעַ</text:p>
          </table:table-cell>
          <table:table-cell table:style-name="表78.B1" office:value-type="string">
            <text:p text:style-name="P20">as far as / where,when ?</text:p>
            <text:p text:style-name="P20"><text:soft-page-break/>jehovah / to halloo for a help</text:p>
            <text:p text:style-name="P20"/>
            <text:p text:style-name="P20">not / to hear / to shriek</text:p>
            <text:p text:style-name="P20"/>
            <text:p text:style-name="P20">towards thee</text:p>
            <text:p text:style-name="P20"/>
            <text:p text:style-name="P20"/>
            <text:p text:style-name="P20">vionence / and not / to free</text:p>
          </table:table-cell>
        </table:table-row>
      </table:table>
      <text:p text:style-name="P5"/>
      <text:p text:style-name="P12"><text:span text:style-name="T3">3. </text:span><text:span text:style-name="T5">1:3</text:span></text:p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19">לָמָּה תַרְאֵנִי </text:p>
            <text:p text:style-name="P19">אָוֶן וְעָמָל</text:p>
            <text:p text:style-name="P19"><text:s/>תַּבִּיט וְשֹׁד </text:p>
            <text:p text:style-name="P19">וְחָמָס לְנֶגְדִּי </text:p>
            <text:p text:style-name="P19">וַיְהִי רִיב</text:p>
            <text:p text:style-name="P19"><text:s/>וּמָדוֹן יִשָּׂא</text:p>
          </table:table-cell>
          <table:table-cell table:style-name="表79.B1" office:value-type="string">
            <text:p text:style-name="P20">in what ? / to see me</text:p>
            <text:p text:style-name="P20"/>
            <text:p text:style-name="P20">to trouble / and to toil</text:p>
            <text:p text:style-name="P20"/>
            <text:p text:style-name="P20">to regard / and violence</text:p>
            <text:p text:style-name="P20"/>
            <text:p text:style-name="P20">and violence / towards against me</text:p>
            <text:p text:style-name="P20">and to come to pass / a contenst</text:p>
            <text:p text:style-name="P20"/>
            <text:p text:style-name="P20">and a quarrel / to lift</text:p>
          </table:table-cell>
        </table:table-row>
      </table:table>
      <text:p text:style-name="P5"/>
      <text:p text:style-name="P11"><text:span text:style-name="T3">[next] </text:span><text:span text:style-name="T4">1:4</text:span></text:p>
      <text:p text:style-name="Text_20_body"/>
      <text:p text:style-name="P9">[/  20200118_090344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200119_163405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4</text:span></text:p>
      <table:table table:name="表80" table:style-name="表80">
        <table:table-column table:style-name="表80.A"/>
        <table:table-column table:style-name="表80.B"/>
        <text:soft-page-break/>
        <table:table-row>
          <table:table-cell table:style-name="表80.A1" office:value-type="string">
            <text:p text:style-name="P19">עַל־כֵּן תָּפוּג</text:p>
            <text:p text:style-name="P19"><text:s/>תּוֹרָה וְלֹא־יֵצֵא </text:p>
            <text:p text:style-name="P19">לָנֶצַח מִשְׁפָּט כִּי </text:p>
            <text:p text:style-name="P19">רָשָׁע מַכְתִּיר </text:p>
            <text:p text:style-name="P19">אֶת־הַצַּדִּיק </text:p>
            <text:p text:style-name="P19">עַל־כֵּן יֵצֵא מִשְׁפָּט מְעֻקָּל</text:p>
          </table:table-cell>
          <table:table-cell table:style-name="表80.B1" office:value-type="string">
            <text:p text:style-name="P20">above justly / to be sluggish</text:p>
            <text:p text:style-name="P20"/>
            <text:p text:style-name="P20">law / and not – to go out</text:p>
            <text:p text:style-name="P20"/>
            <text:p text:style-name="P20">into goal / a verdict / for</text:p>
            <text:p text:style-name="P20"/>
            <text:p text:style-name="P20">bad / to besiege</text:p>
            <text:p text:style-name="P20"/>
            <text:p text:style-name="P20">self,even – the just</text:p>
            <text:p text:style-name="P20"/>
            <text:p text:style-name="P20">above justly / to go out / a verdict</text:p>
            <text:p text:style-name="P20">to wrest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5</text:span></text:p>
      <text:p text:style-name="Text_20_body"/>
      <text:p text:style-name="P9">[/  20200119_164109]</text:p>
      <text:p text:style-name="Text_20_body"/>
      <text:p text:style-name="P10"/>
      <text:p text:style-name="P3">------------------------------------------------------------</text:p>
      <text:p text:style-name="P8">[20200120_090117]</text:p>
      <text:p text:style-name="Text_20_body"/>
      <text:p text:style-name="P12"><text:span text:style-name="T3">2. </text:span><text:span text:style-name="T5">1:5</text:span></text:p>
      <table:table table:name="表81" table:style-name="表81">
        <table:table-column table:style-name="表81.A"/>
        <table:table-column table:style-name="表81.B"/>
        <table:table-row>
          <table:table-cell table:style-name="表81.A1" office:value-type="string">
            <text:p text:style-name="P19">רְאוּ בַגּוֹיִם</text:p>
            <text:p text:style-name="P19"><text:s/>וְהַבִּיטוּ וְהִתַּמְּהוּ תְּמָהוּ כִּי־פֹעַל</text:p>
            <text:p text:style-name="P19"><text:s/>פֹּעֵל בִּימֵיכֶם לֹא תַאֲמִינוּ כִּי יְסֻפָּר</text:p>
          </table:table-cell>
          <table:table-cell table:style-name="表81.B1" office:value-type="string">
            <text:p text:style-name="P20">behold / at Gentile</text:p>
            <text:p text:style-name="P20"/>
            <text:p text:style-name="P20">and to regard / and to be stunned</text:p>
            <text:p text:style-name="P20">to be stunned / for – to work</text:p>
            <text:p text:style-name="P20"/>
            <text:p text:style-name="P20">to practice / in your day / not</text:p>
            <text:p text:style-name="P20"/>
            <text:p text:style-name="P20">to support / for / to inscribe</text:p>
          </table:table-cell>
        </table:table-row>
      </table:table>
      <text:p text:style-name="P5"/>
      <text:p text:style-name="P12"><text:soft-page-break/><text:span text:style-name="T3">3. </text:span><text:span text:style-name="T5">1:6</text:span></text:p>
      <table:table table:name="表82" table:style-name="表82">
        <table:table-column table:style-name="表82.A"/>
        <table:table-column table:style-name="表82.B"/>
        <table:table-row>
          <table:table-cell table:style-name="表82.A1" office:value-type="string">
            <text:p text:style-name="P19">כִּי־הִנְנִי מֵקִים </text:p>
            <text:p text:style-name="P19">אֶת־הַכַּשְׂדִּים הַגּוֹי הַמַּר וְהַנִּמְהָר </text:p>
            <text:p text:style-name="P19">הַהוֹלֵ</text:p>
            <text:p text:style-name="P19">**</text:p>
            <text:p text:style-name="P19">לְמֶרְחֲבֵי־אֶרֶץ </text:p>
            <text:p text:style-name="P19">לָרֶשֶׁת </text:p>
            <text:p text:style-name="P19">מִשְׁכָּנוֹת לֹּא־לוֹ</text:p>
          </table:table-cell>
          <table:table-cell table:style-name="表82.B1" office:value-type="string">
            <text:p text:style-name="P20">for / behold me / to rise</text:p>
            <text:p text:style-name="P20"/>
            <text:p text:style-name="P20">self,even – Kasdite / a foreign nation</text:p>
            <text:p text:style-name="P20">the bitter / and the hurry</text:p>
            <text:p text:style-name="P20"/>
            <text:p text:style-name="P20">the to walk</text:p>
            <text:p text:style-name="P20"/>
            <text:p text:style-name="P20"/>
            <text:p text:style-name="P20">towards open space – the earth</text:p>
            <text:p text:style-name="P20"/>
            <text:p text:style-name="P20">towards to occupy</text:p>
            <text:p text:style-name="P20"/>
            <text:p text:style-name="P20">residence / not towards his</text:p>
          </table:table-cell>
        </table:table-row>
      </table:table>
      <text:p text:style-name="P5"/>
      <text:p text:style-name="P5"/>
      <text:p text:style-name="P11"><text:span text:style-name="T3">[next] 1</text:span><text:span text:style-name="T4">:7</text:span></text:p>
      <text:p text:style-name="Text_20_body"/>
      <text:p text:style-name="P9">[/  20200120_091544]</text:p>
      <text:p text:style-name="Text_20_body"/>
      <text:p text:style-name="P10"/>
      <text:p text:style-name="P5"/>
      <text:p text:style-name="P3">------------------------------------------------------------</text:p>
      <text:p text:style-name="P8">[20200121_121301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7</text:span>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19">אָיֹם וְנוֹרָא הוּא</text:p>
            <text:p text:style-name="P19"><text:s/>מִמֶּנּוּ מִשְׁפָּטוֹ </text:p>
            <text:p text:style-name="P19">וּשְׂאֵתוֹ יֵצֵא</text:p>
          </table:table-cell>
          <table:table-cell table:style-name="表70.B1" office:value-type="string">
            <text:p text:style-name="P20">fri<text:span text:style-name="T7">ghtful / and to fear / he,she</text:span></text:p>
            <text:p text:style-name="P21"/>
            <text:p text:style-name="P21"/>
            <text:p text:style-name="P21">out of him / his verdict</text:p>
            <text:p text:style-name="P21">and his exaltation / to go out</text:p>
            <text:p text:style-name="P21"><text:soft-page-break/></text:p>
          </table:table-cell>
        </table:table-row>
      </table:table>
      <text:p text:style-name="P5"/>
      <text:p text:style-name="P12"><text:span text:style-name="T3">2. </text:span><text:span text:style-name="T5">1:8</text:span></text:p>
      <table:table table:name="表83" table:style-name="表83">
        <table:table-column table:style-name="表83.A"/>
        <table:table-column table:style-name="表83.B"/>
        <table:table-row>
          <table:table-cell table:style-name="表83.A1" office:value-type="string">
            <text:p text:style-name="P19">וְקַלּוּ מִנְּמֵרִים </text:p>
            <text:p text:style-name="P19">סוּסָיו וְחַדּוּ </text:p>
            <text:p text:style-name="P19">מִזְּאֵבֵי עֶרֶב </text:p>
            <text:p text:style-name="P19">וּפָשׁוּ פָּרָשָׁיו </text:p>
            <text:p text:style-name="P19">וּפָרָשָׁיו מֵרָחוֹק</text:p>
            <text:p text:style-name="P19"><text:s/>יָבֹאוּ יָעֻפוּ כְּנֶשֶׁר </text:p>
            <text:p text:style-name="P19">חָשׁ לֶאֱכוֹל</text:p>
          </table:table-cell>
          <table:table-cell table:style-name="表83.B1" office:value-type="string">
            <text:p text:style-name="P20">and swift / from leopards</text:p>
            <text:p text:style-name="P20"/>
            <text:p text:style-name="P20">its horse / and sharp</text:p>
            <text:p text:style-name="P20"/>
            <text:p text:style-name="P20">from a wolf / dusk</text:p>
            <text:p text:style-name="P20"/>
            <text:p text:style-name="P20">and to spread / its driver</text:p>
            <text:p text:style-name="P20">and its driver / from remote</text:p>
            <text:p text:style-name="P20"/>
            <text:p text:style-name="P20">to go,come / to fly / like eagle</text:p>
            <text:p text:style-name="P20"/>
            <text:p text:style-name="P20">to hurry / in to eat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9</text:span></text:p>
      <text:p text:style-name="Text_20_body"/>
      <text:p text:style-name="P9">[/  20200121_123113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9</text:span></text:p>
      <table:table table:name="表84" table:style-name="表84">
        <table:table-column table:style-name="表84.A"/>
        <table:table-column table:style-name="表84.B"/>
        <table:table-row>
          <table:table-cell table:style-name="表84.A1" office:value-type="string">
            <text:p text:style-name="P19">כֻּלֹּה לְחָמָס</text:p>
            <text:p text:style-name="P19"><text:s/>יָבוֹא מְגַמַּת </text:p>
            <text:p text:style-name="P19"><text:soft-page-break/>פְּנֵיהֶם קָדִימָה </text:p>
            <text:p text:style-name="P19">וַיֶּאֱסֹף כַּחוֹל </text:p>
            <text:p text:style-name="P19">שֶׁבִי</text:p>
          </table:table-cell>
          <table:table-cell table:style-name="表84.B1" office:value-type="string">
            <text:p text:style-name="P20">her all / towards violence</text:p>
            <text:p text:style-name="P20"/>
            <text:p text:style-name="P20">to go,come / impulse,direction</text:p>
            <text:p text:style-name="P20"/>
            <text:p text:style-name="P20"><text:soft-page-break/>their faces / her east wind</text:p>
            <text:p text:style-name="P20"/>
            <text:p text:style-name="P20">and to gather / like sand</text:p>
            <text:p text:style-name="P20"/>
            <text:p text:style-name="P20">captured</text:p>
          </table:table-cell>
        </table:table-row>
      </table:table>
      <text:p text:style-name="P5"/>
      <text:p text:style-name="P12"><text:span text:style-name="T3">2. </text:span><text:span text:style-name="T5">1:10</text:span></text:p>
      <table:table table:name="表85" table:style-name="表85">
        <table:table-column table:style-name="表85.A"/>
        <table:table-column table:style-name="表85.B"/>
        <table:table-row>
          <table:table-cell table:style-name="表85.A1" office:value-type="string">
            <text:p text:style-name="P19">וְהוּא בַּמְּלָכִים </text:p>
            <text:p text:style-name="P19">יִתְקַלָּס וְרֹזְנִים </text:p>
            <text:p text:style-name="P19">מִשְׂחָק לוֹ</text:p>
            <text:p text:style-name="P19"><text:s/>הוּא לְכָל־מִבְצָר </text:p>
            <text:p text:style-name="P19">יִשְׂחָק וַיִּצְבֹּר</text:p>
            <text:p text:style-name="P19"><text:s/>עָפָר וַיִּלְכְּדָהּ</text:p>
          </table:table-cell>
          <table:table-cell table:style-name="表85.B1" office:value-type="string">
            <text:p text:style-name="P20">and he,she / towards kings</text:p>
            <text:p text:style-name="P20"/>
            <text:p text:style-name="P20">to ridicule / and honorables</text:p>
            <text:p text:style-name="P20"/>
            <text:p text:style-name="P20">a laughing stock / towards him</text:p>
            <text:p text:style-name="P20"/>
            <text:p text:style-name="P20">he,she / towards all – fortification</text:p>
            <text:p text:style-name="P20"/>
            <text:p text:style-name="P20">to laugh / and to aggregate</text:p>
            <text:p text:style-name="P20"/>
            <text:p text:style-name="P20">dust / and to catch her</text:p>
          </table:table-cell>
        </table:table-row>
      </table:table>
      <text:p text:style-name="P5"/>
      <text:p text:style-name="P6"/>
      <text:p text:style-name="P11"><text:span text:style-name="T3">[next] </text:span><text:span text:style-name="T4">1:11</text:span></text:p>
      <text:p text:style-name="Text_20_body"/>
      <text:p text:style-name="P9">[/  20200122_125724]</text:p>
      <text:p text:style-name="Text_20_body"/>
      <text:p text:style-name="P10">@@@</text:p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1:11</text:span></text:p>
      <table:table table:name="表86" table:style-name="表86">
        <table:table-column table:style-name="表86.A"/>
        <table:table-column table:style-name="表86.B"/>
        <table:table-row>
          <table:table-cell table:style-name="表86.A1" office:value-type="string">
            <text:p text:style-name="P19">אָז חָלַף רוּחַ וַיַּעֲבֹר <text:soft-page-break/>וְאָשֵׁם זוּ כֹחוֹ לֵאלֹהוֹ</text:p>
          </table:table-cell>
          <table:table-cell table:style-name="表86.B1" office:value-type="string">
            <text:p text:style-name="P20"/>
          </table:table-cell>
        </table:table-row>
      </table:table>
      <text:p text:style-name="P5"/>
      <text:p text:style-name="P12"><text:span text:style-name="T3">2. </text:span><text:span text:style-name="T5">1:12</text:span></text:p>
      <table:table table:name="表87" table:style-name="表87">
        <table:table-column table:style-name="表87.A"/>
        <table:table-column table:style-name="表87.B"/>
        <table:table-row>
          <table:table-cell table:style-name="表87.A1" office:value-type="string">
            <text:p text:style-name="P19">הֲלוֹא אַתָּה מִקֶּדֶם יְהוָה אֱלֹהַי קְדֹשִׁי לֹא נָמוּת יְהוָה לְמִשְׁפָּט שַׂמְתּוֹ וְצוּר לְהוֹכִיחַ יְסַדְתּוֹ</text:p>
          </table:table-cell>
          <table:table-cell table:style-name="表87.B1" office:value-type="string">
            <text:p text:style-name="P20"/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P5"/>
      <text:p text:style-name="P5"/>
      <text:p text:style-name="P18"/>
      <text:p text:style-name="P7">------------------------------------------------------------ TEMPLATE</text:p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9"/>
          </table:table-cell>
          <table:table-cell table:style-name="表49.B1" office:value-type="string">
            <text:p text:style-name="P20"/>
          </table:table-cell>
        </table:table-row>
      </table:table>
      <text:p text:style-name="P5"/>
      <text:p text:style-name="P12"><text:soft-page-break/><text:span text:style-name="T3">2. </text:span><text:span text:style-name="T5">X:X</text:span></text:p>
      <table:table table:name="表69" table:style-name="表69">
        <table:table-column table:style-name="表69.A"/>
        <table:table-column table:style-name="表69.B"/>
        <table:table-row>
          <table:table-cell table:style-name="表69.A1" office:value-type="string">
            <text:p text:style-name="P19"/>
          </table:table-cell>
          <table:table-cell table:style-name="表69.B1" office:value-type="string">
            <text:p text:style-name="P20"/>
          </table:table-cell>
        </table:table-row>
      </table:table>
      <text:p text:style-name="P5"/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P5"/>
      <text:p text:style-name="P4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9"/>
          </table:table-cell>
        </table:table-row>
        <table:table-row>
          <table:table-cell table:style-name="表3.A2" office:value-type="string">
            <text:p text:style-name="P13"/>
          </table:table-cell>
        </table:table-row>
      </table:table>
      <text:p text:style-name="P4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9"/>
          </table:table-cell>
        </table:table-row>
        <table:table-row>
          <table:table-cell table:style-name="表50.A2" office:value-type="string">
            <text:p text:style-name="P13"/>
          </table:table-cell>
        </table:table-row>
      </table:table>
      <text:p text:style-name="P6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Text_20_body"/>
      <text:p text:style-name="P7">/------------------------------------------------------------ /TEMPLATE</text:p>
      <text:p text:style-name="Text_20_body"/>
      <text:p text:style-name="P7">--------------------------------------- [STEPS : closing] 20191009_161940</text:p>
      <text:list xml:id="list9041372453197378576" text:style-name="L2">
        <text:list-item>
          <text:p text:style-name="P26">time label ==&gt; paste</text:p>
        </text:list-item>
        <text:list-item>
          <text:p text:style-name="P26">“@@@” ==&gt; move to → at the bottom of the doc area</text:p>
        </text:list-item>
        <text:list-item>
          <text:p text:style-name="P26">DUP : template</text:p>
        </text:list-item>
        <text:list-item>
          <text:p text:style-name="P26">close</text:p>
          <text:list>
            <text:list-item>
              <text:p text:style-name="P26">web pages</text:p>
            </text:list-item>
            <text:list-item>
              <text:p text:style-name="P26">sheet file</text:p>
            </text:list-item>
            <text:list-item>
              <text:p text:style-name="P26">folders (if any)</text:p>
            </text:list-item>
            <text:list-item>
              <text:p text:style-name="P26">this</text:p>
            </text:list-item>
          </text:list>
        </text:list-item>
      </text:list>
      <text:p text:style-name="P7">/ --------------------------------------- [STEPS : closing] 20191009_161940 /</text:p>
      <text:p text:style-name="P7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5"/>
          </table:table-cell>
          <table:table-cell table:style-name="表236.A1" office:value-type="string">
            <text:p text:style-name="P15">TH</text:p>
          </table:table-cell>
          <table:table-cell table:style-name="表236.C1" office:value-type="string">
            <text:p text:style-name="P15">“the”</text:p>
          </table:table-cell>
        </table:table-row>
        <text:soft-page-break/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5">gh</text:p>
          </table:table-cell>
          <table:table-cell table:style-name="表236.C2" office:value-type="string">
            <text:p text:style-name="P15">arabic ghain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5">dz</text:p>
          </table:table-cell>
          <table:table-cell table:style-name="表236.C2" office:value-type="string">
            <text:p text:style-name="P15">arabic ẓ (ðˁ) (ظ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a_</text:p>
          </table:table-cell>
          <table:table-cell table:style-name="表236.C2" office:value-type="string">
            <text:p text:style-name="P15">“<text:span text:style-name="T9">a</text:span>”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*</text:p>
          </table:table-cell>
          <table:table-cell table:style-name="表236.C2" office:value-type="string">
            <text:p text:style-name="P15">kha: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**</text:p>
          </table:table-cell>
          <table:table-cell table:style-name="表236.C2" office:value-type="string">
            <text:p text:style-name="P15">kh</text:p>
          </table:table-cell>
        </table:table-row>
      </table:table>
      <text:p text:style-name="P7"/>
      <text:p text:style-name="P7"/>
      <text:p text:style-name="P7">/ --------------------------------------- [SYMBOLS] 20191113_111045 /</text:p>
      <text:p text:style-name="P7"/>
      <text:p text:style-name="P7"/>
      <table:table table:name="表276" table:style-name="表276">
        <table:table-column table:style-name="表276.A"/>
        <table:table-row>
          <table:table-cell table:style-name="表276.A1" office:value-type="string">
            <text:p text:style-name="P17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17"/>
          </table:table-cell>
        </table:table-row>
      </table:table>
      <text:p text:style-name="P1"/>
      <text:p text:style-name="P7">===================== EOF 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1-22T12:58:25.32</dc:date>
    <dc:creator>iwabuchi ken</dc:creator>
    <meta:editing-duration>P2DT18H31M31S</meta:editing-duration>
    <meta:editing-cycles>153</meta:editing-cycles>
    <meta:generator>OpenOffice/4.1.3$Win32 OpenOffice.org_project/413m1$Build-9783</meta:generator>
    <meta:document-statistic meta:table-count="91" meta:image-count="0" meta:object-count="0" meta:page-count="44" meta:paragraph-count="1081" meta:word-count="4160" meta:character-count="24634"/>
  </office:meta>
</office:document-meta>
</file>